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Helvetica" svg:font-family="Helvetica, Arial, sans-serif"/>
    <style:font-face style:name="OpenSymbol" svg:font-family="OpenSymbol"/>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32pt" fo:language="en" fo:country="GB" fo:font-weight="bold" style:font-size-asian="32pt" style:language-asian="zxx" style:country-asian="none" style:font-weight-asian="bold" style:font-size-complex="32pt" style:language-complex="zxx" style:country-complex="none" style:font-weight-complex="bold"/>
    </style:style>
    <style:style style:name="P2" style:family="paragraph" style:parent-style-name="Standard">
      <style:text-properties fo:language="en" fo:country="GB" style:language-asian="zxx" style:country-asian="none" style:language-complex="zxx" style:country-complex="none"/>
    </style:style>
    <style:style style:name="P3" style:family="paragraph" style:parent-style-name="Standard">
      <style:text-properties fo:language="en" fo:country="GB" fo:font-weight="bold" style:language-asian="zxx" style:country-asian="none" style:font-weight-asian="bold" style:language-complex="zxx" style:country-complex="none" style:font-weight-complex="bold"/>
    </style:style>
    <style:style style:name="P4" style:family="paragraph" style:parent-style-name="Text_20_body">
      <style:text-properties fo:language="en" fo:country="GB" style:language-asian="zxx" style:country-asian="none" style:language-complex="zxx" style:country-complex="none"/>
    </style:style>
    <style:style style:name="P5" style:family="paragraph" style:parent-style-name="Standard">
      <style:text-properties fo:language="en" fo:country="GB" style:language-asian="zxx" style:country-asian="none" style:language-complex="zxx" style:country-complex="none"/>
    </style:style>
    <style:style style:name="P6" style:family="paragraph" style:parent-style-name="Standard" style:list-style-name="L2">
      <style:text-properties fo:language="en" fo:country="GB" style:language-asian="zxx" style:country-asian="none" style:language-complex="zxx" style:country-complex="none"/>
    </style:style>
    <style:style style:name="P7" style:family="paragraph" style:parent-style-name="Standard" style:list-style-name="L11">
      <style:text-properties fo:language="en" fo:country="GB" style:language-asian="zxx" style:country-asian="none" style:language-complex="zxx" style:country-complex="none"/>
    </style:style>
    <style:style style:name="P8" style:family="paragraph" style:parent-style-name="Standard" style:list-style-name="L17">
      <style:text-properties fo:language="en" fo:country="GB" style:language-asian="zxx" style:country-asian="none" style:language-complex="zxx" style:country-complex="none"/>
    </style:style>
    <style:style style:name="P9" style:family="paragraph" style:parent-style-name="Standard" style:list-style-name="">
      <style:paragraph-properties style:text-autospace="none"/>
      <style:text-properties fo:language="en" fo:country="GB" style:language-asian="zxx" style:country-asian="none" style:language-complex="zxx" style:country-complex="none"/>
    </style:style>
    <style:style style:name="P10" style:family="paragraph" style:parent-style-name="Standard" style:list-style-name="L24">
      <style:text-properties fo:language="en" fo:country="GB" style:language-asian="zxx" style:country-asian="none" style:language-complex="zxx" style:country-complex="none"/>
    </style:style>
    <style:style style:name="P11" style:family="paragraph" style:parent-style-name="Standard" style:list-style-name="L27">
      <style:text-properties fo:language="en" fo:country="GB" style:language-asian="zxx" style:country-asian="none" style:language-complex="zxx" style:country-complex="none"/>
    </style:style>
    <style:style style:name="P12" style:family="paragraph" style:parent-style-name="Standard" style:list-style-name="L28">
      <style:text-properties fo:language="en" fo:country="GB" style:language-asian="zxx" style:country-asian="none" style:language-complex="zxx" style:country-complex="none"/>
    </style:style>
    <style:style style:name="P13" style:family="paragraph" style:parent-style-name="Standard" style:list-style-name="L3">
      <style:text-properties fo:language="en" fo:country="GB" style:language-asian="zxx" style:country-asian="none" style:language-complex="zxx" style:country-complex="none"/>
    </style:style>
    <style:style style:name="P14" style:family="paragraph" style:parent-style-name="Standard" style:list-style-name="L4">
      <style:text-properties fo:language="en" fo:country="GB" style:language-asian="zxx" style:country-asian="none" style:language-complex="zxx" style:country-complex="none"/>
    </style:style>
    <style:style style:name="P15" style:family="paragraph" style:parent-style-name="Standard" style:list-style-name="L5">
      <style:text-properties fo:language="en" fo:country="GB" style:language-asian="zxx" style:country-asian="none" style:language-complex="zxx" style:country-complex="none"/>
    </style:style>
    <style:style style:name="P16" style:family="paragraph" style:parent-style-name="Standard" style:list-style-name="L7">
      <style:text-properties fo:language="en" fo:country="GB" style:language-asian="zxx" style:country-asian="none" style:language-complex="zxx" style:country-complex="none"/>
    </style:style>
    <style:style style:name="P17" style:family="paragraph" style:parent-style-name="Standard" style:list-style-name="L8">
      <style:text-properties fo:language="en" fo:country="GB" style:language-asian="zxx" style:country-asian="none" style:language-complex="zxx" style:country-complex="none"/>
    </style:style>
    <style:style style:name="P18" style:family="paragraph" style:parent-style-name="Standard" style:list-style-name="L10">
      <style:text-properties fo:language="en" fo:country="GB" style:language-asian="zxx" style:country-asian="none" style:language-complex="zxx" style:country-complex="none"/>
    </style:style>
    <style:style style:name="P19" style:family="paragraph" style:parent-style-name="Standard" style:list-style-name="L13">
      <style:text-properties fo:language="en" fo:country="GB" style:language-asian="zxx" style:country-asian="none" style:language-complex="zxx" style:country-complex="none"/>
    </style:style>
    <style:style style:name="P20" style:family="paragraph" style:parent-style-name="Standard" style:list-style-name="L15">
      <style:text-properties fo:language="en" fo:country="GB" style:language-asian="zxx" style:country-asian="none" style:language-complex="zxx" style:country-complex="none"/>
    </style:style>
    <style:style style:name="P21" style:family="paragraph" style:parent-style-name="Standard" style:list-style-name="L16">
      <style:text-properties fo:language="en" fo:country="GB" style:language-asian="zxx" style:country-asian="none" style:language-complex="zxx" style:country-complex="none"/>
    </style:style>
    <style:style style:name="P22" style:family="paragraph" style:parent-style-name="Standard" style:list-style-name="L19">
      <style:text-properties fo:language="en" fo:country="GB" style:language-asian="zxx" style:country-asian="none" style:language-complex="zxx" style:country-complex="none"/>
    </style:style>
    <style:style style:name="P23" style:family="paragraph" style:parent-style-name="Standard" style:list-style-name="L21">
      <style:text-properties fo:language="en" fo:country="GB" style:language-asian="zxx" style:country-asian="none" style:language-complex="zxx" style:country-complex="none"/>
    </style:style>
    <style:style style:name="P24" style:family="paragraph" style:parent-style-name="Standard" style:list-style-name="L23">
      <style:text-properties fo:language="en" fo:country="GB" style:language-asian="zxx" style:country-asian="none" style:language-complex="zxx" style:country-complex="none"/>
    </style:style>
    <style:style style:name="P25" style:family="paragraph" style:parent-style-name="Standard" style:list-style-name="L25">
      <style:text-properties fo:language="en" fo:country="GB" style:language-asian="zxx" style:country-asian="none" style:language-complex="zxx" style:country-complex="none"/>
    </style:style>
    <style:style style:name="P26" style:family="paragraph" style:parent-style-name="Standard" style:list-style-name="L26">
      <style:text-properties fo:language="en" fo:country="GB" style:language-asian="zxx" style:country-asian="none" style:language-complex="zxx" style:country-complex="none"/>
    </style:style>
    <style:style style:name="P27" style:family="paragraph" style:parent-style-name="Standard" style:list-style-name="">
      <style:paragraph-properties style:text-autospace="none"/>
      <style:text-properties style:font-name="Consolas" fo:font-size="7.5pt" style:font-name-asian="Consolas" style:font-size-asian="7.5pt" style:font-name-complex="Consolas" style:font-size-complex="7.5pt"/>
    </style:style>
    <style:style style:name="P28" style:family="paragraph" style:parent-style-name="Standard">
      <style:text-properties style:font-name="Consolas" fo:font-size="7.5pt" fo:language="en" fo:country="GB" style:font-name-asian="Consolas" style:font-size-asian="7.5pt" style:language-asian="zxx" style:country-asian="none" style:font-name-complex="Consolas" style:font-size-complex="7.5pt" style:language-complex="zxx" style:country-complex="none"/>
    </style:style>
    <style:style style:name="P29" style:family="paragraph" style:parent-style-name="Standard" style:list-style-name="">
      <style:paragraph-properties style:text-autospace="none"/>
      <style:text-properties style:font-name="Consolas" fo:font-size="7.5pt" fo:language="en" fo:country="GB" style:font-name-asian="Consolas" style:font-size-asian="7.5pt" style:language-asian="zxx" style:country-asian="none" style:font-name-complex="Consolas" style:font-size-complex="7.5pt" style:language-complex="zxx" style:country-complex="none"/>
    </style:style>
    <style:style style:name="P30" style:family="paragraph" style:parent-style-name="Standard" style:list-style-name="">
      <style:paragraph-properties style:text-autospace="none"/>
    </style:style>
    <style:style style:name="P31" style:family="paragraph" style:parent-style-name="Standard" style:list-style-name="L1"/>
    <style:style style:name="P32" style:family="paragraph" style:parent-style-name="Standard" style:list-style-name="">
      <style:paragraph-properties style:text-autospace="none"/>
      <style:text-properties style:use-window-font-color="true" style:font-name="Consolas" fo:font-size="7.5pt" style:font-name-asian="Consolas" style:font-size-asian="7.5pt" style:font-name-complex="Consolas" style:font-size-complex="7.5pt"/>
    </style:style>
    <style:style style:name="P33" style:family="paragraph" style:parent-style-name="Standard" style:list-style-name="">
      <style:paragraph-properties style:text-autospace="none"/>
      <style:text-properties style:use-window-font-color="true" style:font-name="Consolas" fo:font-size="7.5pt" fo:language="en" fo:country="GB" style:font-name-asian="Consolas" style:font-size-asian="7.5pt" style:language-asian="zxx" style:country-asian="none" style:font-name-complex="Consolas" style:font-size-complex="7.5pt" style:language-complex="zxx" style:country-complex="none"/>
    </style:style>
    <style:style style:name="P34" style:family="paragraph" style:parent-style-name="Standard" style:list-style-name="">
      <style:paragraph-properties style:text-autospace="none"/>
      <style:text-properties fo:color="#008000" style:font-name="Consolas" fo:font-size="7.5pt" style:font-name-asian="Consolas" style:font-size-asian="7.5pt" style:font-name-complex="Consolas" style:font-size-complex="7.5pt"/>
    </style:style>
    <style:style style:name="P35" style:family="paragraph" style:parent-style-name="Standard">
      <style:text-properties fo:color="#008000" style:font-name="Consolas" fo:font-size="7.5pt" fo:language="en" fo:country="GB" style:font-name-asian="Consolas" style:font-size-asian="7.5pt" style:language-asian="zxx" style:country-asian="none" style:font-name-complex="Consolas" style:font-size-complex="7.5pt" style:language-complex="zxx" style:country-complex="none"/>
    </style:style>
    <style:style style:name="P36" style:family="paragraph" style:parent-style-name="Standard" style:list-style-name="">
      <style:paragraph-properties style:text-autospace="none"/>
      <style:text-properties fo:color="#008000" style:font-name="Consolas" fo:font-size="7.5pt" fo:language="en" fo:country="GB" style:font-name-asian="Consolas" style:font-size-asian="7.5pt" style:language-asian="zxx" style:country-asian="none" style:font-name-complex="Consolas" style:font-size-complex="7.5pt" style:language-complex="zxx" style:country-complex="none"/>
    </style:style>
    <style:style style:name="P37" style:family="paragraph" style:parent-style-name="Standard" style:list-style-name="L29"/>
    <style:style style:name="P38" style:family="paragraph">
      <style:text-properties fo:language="en" fo:country="GB" style:language-asian="zxx" style:country-asian="none" style:language-complex="zxx" style:country-complex="none"/>
    </style:style>
    <style:style style:name="P39" style:family="paragraph" style:list-style-name="L7">
      <style:text-properties fo:language="en" fo:country="GB" style:language-asian="zxx" style:country-asian="none" style:language-complex="zxx" style:country-complex="none"/>
    </style:style>
    <style:style style:name="P40" style:family="paragraph" style:parent-style-name="Standard">
      <style:paragraph-properties fo:background-color="#e6e6e6">
        <style:background-image/>
      </style:paragraph-properties>
    </style:style>
    <style:style style:name="P41" style:family="paragraph" style:parent-style-name="Standard">
      <style:paragraph-properties fo:background-color="#e6e6e6">
        <style:background-image/>
      </style:paragraph-properties>
      <style:text-properties fo:language="en" fo:country="GB" style:language-asian="zxx" style:country-asian="none" style:language-complex="zxx" style:country-complex="none"/>
    </style:style>
    <style:style style:name="P42" style:family="paragraph" style:parent-style-name="Standard" style:list-style-name="">
      <style:paragraph-properties fo:background-color="#e6e6e6" style:text-autospace="none">
        <style:background-image/>
      </style:paragraph-properties>
    </style:style>
    <style:style style:name="P43" style:family="paragraph" style:parent-style-name="Heading_20_1">
      <style:text-properties fo:language="en" fo:country="GB" style:language-asian="zxx" style:country-asian="none" style:language-complex="zxx" style:country-complex="none"/>
    </style:style>
    <style:style style:name="P44" style:family="paragraph" style:parent-style-name="Heading_20_3">
      <style:text-properties fo:language="en" fo:country="GB" style:language-asian="zxx" style:country-asian="none" style:language-complex="zxx" style:country-complex="none"/>
    </style:style>
    <style:style style:name="P45" style:family="paragraph" style:parent-style-name="Heading_20_2">
      <style:text-properties fo:language="en" fo:country="GB" style:language-asian="zxx" style:country-asian="none" style:language-complex="zxx" style:country-complex="none"/>
    </style:style>
    <style:style style:name="P46" style:family="paragraph" style:parent-style-name="Footer">
      <style:paragraph-properties fo:text-align="center" style:justify-single-word="false"/>
    </style:style>
    <style:style style:name="P47" style:family="paragraph" style:parent-style-name="Contents_20_1">
      <style:paragraph-properties>
        <style:tab-stops>
          <style:tab-stop style:position="16.999cm" style:type="right" style:leader-style="dotted" style:leader-text="."/>
        </style:tab-stops>
      </style:paragraph-properties>
    </style:style>
    <style:style style:name="P48" style:family="paragraph" style:parent-style-name="Contents_20_2">
      <style:paragraph-properties>
        <style:tab-stops>
          <style:tab-stop style:position="16.499cm" style:type="right" style:leader-style="dotted" style:leader-text="."/>
        </style:tab-stops>
      </style:paragraph-properties>
    </style:style>
    <style:style style:name="P49"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language="en" fo:country="GB" style:language-asian="zxx" style:country-asian="none" style:language-complex="zxx" style:country-complex="none"/>
    </style:style>
    <style:style style:name="T2" style:family="text">
      <style:text-properties fo:color="#0000ff"/>
    </style:style>
    <style:style style:name="T3" style:family="text">
      <style:text-properties fo:color="#0000ff" style:font-name="Consolas" fo:font-size="7.5pt" style:font-name-asian="Consolas" style:font-size-asian="7.5pt" style:font-name-complex="Consolas" style:font-size-complex="7.5pt"/>
    </style:style>
    <style:style style:name="T4" style:family="text">
      <style:text-properties fo:color="#0000ff" style:font-name="Consolas" fo:font-size="7.5pt" fo:language="en" fo:country="GB" style:font-name-asian="Consolas" style:font-size-asian="7.5pt" style:language-asian="zxx" style:country-asian="none" style:font-name-complex="Consolas" style:font-size-complex="7.5pt" style:language-complex="zxx" style:country-complex="none"/>
    </style:style>
    <style:style style:name="T5" style:family="text">
      <style:text-properties style:use-window-font-color="true"/>
    </style:style>
    <style:style style:name="T6" style:family="text">
      <style:text-properties style:use-window-font-color="true" style:font-name="Consolas" fo:font-size="7.5pt" style:font-name-asian="Consolas" style:font-size-asian="7.5pt" style:font-name-complex="Consolas" style:font-size-complex="7.5pt"/>
    </style:style>
    <style:style style:name="T7" style:family="text">
      <style:text-properties style:use-window-font-color="true" style:font-name="Consolas" fo:font-size="7.5pt" fo:language="en" fo:country="GB" style:font-name-asian="Consolas" style:font-size-asian="7.5pt" style:language-asian="zxx" style:country-asian="none" style:font-name-complex="Consolas" style:font-size-complex="7.5pt" style:language-complex="zxx" style:country-complex="none"/>
    </style:style>
    <style:style style:name="T8" style:family="text">
      <style:text-properties fo:color="#008000"/>
    </style:style>
    <style:style style:name="T9" style:family="text">
      <style:text-properties fo:color="#008000" style:font-name="Consolas" fo:font-size="7.5pt" style:font-name-asian="Consolas" style:font-size-asian="7.5pt" style:font-name-complex="Consolas" style:font-size-complex="7.5pt"/>
    </style:style>
    <style:style style:name="T10" style:family="text">
      <style:text-properties fo:color="#a31515" style:font-name="Consolas" fo:font-size="7.5pt" style:font-name-asian="Consolas" style:font-size-asian="7.5pt" style:font-name-complex="Consolas" style:font-size-complex="7.5pt"/>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rtual Piggy for the Marmalade SDK</text:p>
      <text:p text:style-name="P2"/>
      <text:p text:style-name="P2"/>
      <text:p text:style-name="P2"/>
      <text:p text:style-name="P2">[Add more info][Copyright and trademarks go her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text/>
            <text:index-entry-tab-stop style:type="right" style:leader-char="."/>
            <text:index-entry-link-end/>
          </text:table-of-content-entry-template>
          <text:table-of-content-entry-template text:outline-level="2" text:style-name="Contents_20_2">
            <text:index-entry-link-start text:style-name="Internet_20_link"/>
            <text:index-entry-text/>
            <text:index-entry-tab-stop style:type="right" style:leader-char="."/>
            <text:index-entry-link-end/>
          </text:table-of-content-entry-template>
          <text:table-of-content-entry-template text:outline-level="3" text:style-name="Contents_20_3">
            <text:index-entry-link-start text:style-name="Internet_20_link"/>
            <text:index-entry-text/>
            <text:index-entry-tab-stop style:type="right" style:leader-cha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table-of-content-entry-template>
          <text:table-of-content-entry-template text:outline-level="5" text:style-name="Contents_20_5">
            <text:index-entry-chapter/>
            <text:index-entry-text/>
            <text:index-entry-tab-stop style:type="right" style:leader-char="."/>
            <text:index-entry-link-start text:style-name="Internet_20_link"/>
          </text:table-of-content-entry-template>
          <text:table-of-content-entry-template text:outline-level="6" text:style-name="Contents_20_6">
            <text:index-entry-chapter/>
            <text:index-entry-text/>
            <text:index-entry-tab-stop style:type="right" style:leader-char="."/>
            <text:index-entry-link-start text:style-name="Internet_20_link"/>
          </text:table-of-content-entry-template>
          <text:table-of-content-entry-template text:outline-level="7" text:style-name="Contents_20_7">
            <text:index-entry-chapter/>
            <text:index-entry-text/>
            <text:index-entry-tab-stop style:type="right" style:leader-char="."/>
            <text:index-entry-link-start text:style-name="Internet_20_link"/>
          </text:table-of-content-entry-template>
          <text:table-of-content-entry-template text:outline-level="8" text:style-name="Contents_20_8">
            <text:index-entry-chapter/>
            <text:index-entry-text/>
            <text:index-entry-tab-stop style:type="right" style:leader-char="."/>
            <text:index-entry-link-start text:style-name="Internet_20_link"/>
          </text:table-of-content-entry-template>
          <text:table-of-content-entry-template text:outline-level="9" text:style-name="Contents_20_9">
            <text:index-entry-chapter/>
            <text:index-entry-text/>
            <text:index-entry-tab-stop style:type="right" style:leader-char="."/>
            <text:index-entry-link-start text:style-name="Internet_20_link"/>
          </text:table-of-content-entry-template>
          <text:table-of-content-entry-template text:outline-level="10" text:style-name="Contents_20_10">
            <text:index-entry-chapter/>
            <text:index-entry-text/>
            <text:index-entry-tab-stop style:type="right" style:leader-char="."/>
            <text:index-entry-link-start text:style-name="Internet_20_link"/>
          </text:table-of-content-entry-template>
        </text:table-of-content-source>
        <text:index-body>
          <text:index-title text:style-name="Sect2" text:name="Table of Contents1_Head">
            <text:p text:style-name="Contents_20_Heading"><text:soft-page-break/>Table of Contents</text:p>
          </text:index-title>
          <text:p text:style-name="P47"><text:a xlink:type="simple" xlink:href="#__RefHeading__1032_2064493795" text:style-name="Internet_20_link" text:visited-style-name="Internet_20_link">1.0 Introduction<text:tab/></text:a></text:p>
          <text:p text:style-name="P47"><text:a xlink:type="simple" xlink:href="#__RefHeading__1034_2064493795" text:style-name="Internet_20_link" text:visited-style-name="Internet_20_link">2.0 Installation and Setup<text:tab/></text:a></text:p>
          <text:p text:style-name="P47"><text:a xlink:type="simple" xlink:href="#__RefHeading__1036_2064493795" text:style-name="Internet_20_link" text:visited-style-name="Internet_20_link">3.0 API Overview<text:tab/></text:a></text:p>
          <text:p text:style-name="P47"><text:a xlink:type="simple" xlink:href="#__RefHeading__1038_2064493795" text:style-name="Internet_20_link" text:visited-style-name="Internet_20_link">4.0 Example Usage<text:tab/></text:a></text:p>
          <text:p text:style-name="P47"><text:a xlink:type="simple" xlink:href="#__RefHeading__1040_2064493795" text:style-name="Internet_20_link" text:visited-style-name="Internet_20_link">5.0 API Reference<text:tab/></text:a></text:p>
          <text:p text:style-name="P48"><text:a xlink:type="simple" xlink:href="#__RefHeading__1446_2064493795" text:style-name="Internet_20_link" text:visited-style-name="Internet_20_link">5.1 Authentication<text:tab/></text:a></text:p>
          <text:p text:style-name="P48"><text:a xlink:type="simple" xlink:href="#__RefHeading__1448_2064493795" text:style-name="Internet_20_link" text:visited-style-name="Internet_20_link">5.1.1 AuthenticateChild<text:tab/></text:a></text:p>
          <text:p text:style-name="P49"><text:a xlink:type="simple" xlink:href="#__RefHeading__1450_2064493795" text:style-name="Internet_20_link" text:visited-style-name="Internet_20_link">5.1.2 AuthenticateUser<text:tab/></text:a></text:p>
          <text:p text:style-name="P48"><text:a xlink:type="simple" xlink:href="#__RefHeading__1452_2064493795" text:style-name="Internet_20_link" text:visited-style-name="Internet_20_link">5.2 Transactions<text:tab/></text:a></text:p>
          <text:p text:style-name="P49"><text:a xlink:type="simple" xlink:href="#__RefHeading__1454_2064493795" text:style-name="Internet_20_link" text:visited-style-name="Internet_20_link">5.2.1 ProcessTransaction<text:tab/></text:a></text:p>
          <text:p text:style-name="P49"><text:a xlink:type="simple" xlink:href="#__RefHeading__1633_2064493795" text:style-name="Internet_20_link" text:visited-style-name="Internet_20_link">5.2.2 ProcessParentTransaction<text:tab/></text:a></text:p>
          <text:p text:style-name="P49"><text:a xlink:type="simple" xlink:href="#__RefHeading__1635_2064493795" text:style-name="Internet_20_link" text:visited-style-name="Internet_20_link">5.2.3 Users Basket<text:tab/></text:a></text:p>
          <text:p text:style-name="P48"><text:a xlink:type="simple" xlink:href="#__RefHeading__1637_2064493795" text:style-name="Internet_20_link" text:visited-style-name="Internet_20_link">5.3 Subscriptions<text:tab/></text:a></text:p>
          <text:p text:style-name="P49"><text:a xlink:type="simple" xlink:href="#__RefHeading__1639_2064493795" text:style-name="Internet_20_link" text:visited-style-name="Internet_20_link">5.3.1 ProcessSubscription<text:tab/></text:a></text:p>
          <text:p text:style-name="P49"><text:a xlink:type="simple" xlink:href="#__RefHeading__1641_2064493795" text:style-name="Internet_20_link" text:visited-style-name="Internet_20_link">5.3.2 ProcessParentSubscription<text:tab/></text:a></text:p>
          <text:p text:style-name="P49"><text:a xlink:type="simple" xlink:href="#__RefHeading__1643_2064493795" text:style-name="Internet_20_link" text:visited-style-name="Internet_20_link">5.3.3 MerchantCancelSubscription<text:tab/></text:a></text:p>
          <text:p text:style-name="P49"><text:a xlink:type="simple" xlink:href="#__RefHeading__1645_2064493795" text:style-name="Internet_20_link" text:visited-style-name="Internet_20_link">5.3.4 User Subscription<text:tab/></text:a></text:p>
          <text:p text:style-name="P48"><text:a xlink:type="simple" xlink:href="#__RefHeading__1725_2064493795" text:style-name="Internet_20_link" text:visited-style-name="Internet_20_link">5.4 Information Query<text:tab/></text:a></text:p>
          <text:p text:style-name="P49"><text:a xlink:type="simple" xlink:href="#__RefHeading__1727_2064493795" text:style-name="Internet_20_link" text:visited-style-name="Internet_20_link">5.4.1 GetAllChildren<text:tab/></text:a></text:p>
          <text:p text:style-name="P49"><text:a xlink:type="simple" xlink:href="#__RefHeading__1729_2064493795" text:style-name="Internet_20_link" text:visited-style-name="Internet_20_link">5.4.2 GetPaymentAccounts<text:tab/></text:a></text:p>
          <text:p text:style-name="P49"><text:a xlink:type="simple" xlink:href="#__RefHeading__1731_2064493795" text:style-name="Internet_20_link" text:visited-style-name="Internet_20_link">5.4.3 GetChildAddress<text:tab/></text:a></text:p>
          <text:p text:style-name="P49"><text:a xlink:type="simple" xlink:href="#__RefHeading__1733_2064493795" text:style-name="Internet_20_link" text:visited-style-name="Internet_20_link">5.4.4 GetChildGenderAge<text:tab/></text:a></text:p>
          <text:p text:style-name="P49"><text:a xlink:type="simple" xlink:href="#__RefHeading__1735_2064493795" text:style-name="Internet_20_link" text:visited-style-name="Internet_20_link">5.4.5 GetLoyaltyBalance<text:tab/></text:a></text:p>
          <text:p text:style-name="P49"><text:a xlink:type="simple" xlink:href="#__RefHeading__1737_2064493795" text:style-name="Internet_20_link" text:visited-style-name="Internet_20_link">5.4.6 GetParentAddress<text:tab/></text:a></text:p>
          <text:p text:style-name="P49"><text:a xlink:type="simple" xlink:href="#__RefHeading__1739_2064493795" text:style-name="Internet_20_link" text:visited-style-name="Internet_20_link">5.4.7 GetParentChildAddress<text:tab/></text:a></text:p>
          <text:p text:style-name="P48"><text:a xlink:type="simple" xlink:href="#__RefHeading__1760_2064493795" text:style-name="Internet_20_link" text:visited-style-name="Internet_20_link">5.5 Housekeeping<text:tab/></text:a></text:p>
          <text:p text:style-name="P49"><text:a xlink:type="simple" xlink:href="#__RefHeading__1762_2064493795" text:style-name="Internet_20_link" text:visited-style-name="Internet_20_link">5.5.1 Create<text:tab/></text:a></text:p>
          <text:p text:style-name="P49"><text:a xlink:type="simple" xlink:href="#__RefHeading__1764_2064493795" text:style-name="Internet_20_link" text:visited-style-name="Internet_20_link">5.5.2 Destroy<text:tab/></text:a></text:p>
          <text:p text:style-name="P49"><text:a xlink:type="simple" xlink:href="#__RefHeading__1766_2064493795" text:style-name="Internet_20_link" text:visited-style-name="Internet_20_link">5.5.3 Init<text:tab/></text:a></text:p>
          <text:p text:style-name="P49"><text:a xlink:type="simple" xlink:href="#__RefHeading__1768_2064493795" text:style-name="Internet_20_link" text:visited-style-name="Internet_20_link">5.5.4 Release<text:tab/></text:a></text:p>
          <text:p text:style-name="P49"><text:a xlink:type="simple" xlink:href="#__RefHeading__1770_2064493795" text:style-name="Internet_20_link" text:visited-style-name="Internet_20_link">5.5.5 Update<text:tab/></text:a></text:p>
          <text:p text:style-name="P49"><text:a xlink:type="simple" xlink:href="#__RefHeading__1772_2064493795" text:style-name="Internet_20_link" text:visited-style-name="Internet_20_link">5.5.6 setMerchantID<text:tab/></text:a></text:p>
          <text:p text:style-name="P48"><text:a xlink:type="simple" xlink:href="#__RefHeading__1774_2064493795" text:style-name="Internet_20_link" text:visited-style-name="Internet_20_link">5.6 Other Methods<text:tab/></text:a></text:p>
          <text:p text:style-name="P49"><text:a xlink:type="simple" xlink:href="#__RefHeading__1741_2064493795" text:style-name="Internet_20_link" text:visited-style-name="Internet_20_link">5.6.1 PingHeaders<text:tab/></text:a></text:p>
          <text:p text:style-name="P49"><text:a xlink:type="simple" xlink:href="#__RefHeading__1785_2064493795" text:style-name="Internet_20_link" text:visited-style-name="Internet_20_link">5.6.2 getLastResponse<text:tab/></text:a></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h text:style-name="P43" text:outline-level="1"><text:bookmark text:name="__RefHeading__1032_2064493795"/><text:soft-page-break/>1.0 Introduction<text:bookmark-end text:name="__RefHeading__1032_2064493795"/></text:h>
      <text:p text:style-name="P3">What is Virtual Piggy?</text:p>
      <text:p text:style-name="P2"/>
      <text:p text:style-name="P2">Virtual Piggy is the first e-commerce solution that enables kids to manage and spend money within a parent-controlled environment that also allows merchants to sell to them while complying with the Children’s Online Privacy Protection Act (COPPA). You can find out more about Virtual Piggy and create an account by visiting <text:a xlink:type="simple" xlink:href="http://www.virtualpiggy.com/">http://www.virtualpiggy.com</text:a></text:p>
      <text:p text:style-name="P2"/>
      <text:p text:style-name="P3">Why should I use Virtual Piggy in my Apps?</text:p>
      <text:p text:style-name="P2"/>
      <text:p text:style-name="P2">There are a number of reasons. The first being that usually when children are playing a mobile game or using a mobile app they are restricted to no in-app purchasing or the parent actually has to take over the app and perform the in-app purchase for the child. The second is that when a child is left unattended they can inadvertently rack up hundreds of dollars worth of in-app purchases without even realising it, usually the merchant has to refund these accidental transactions. Virtual Piggy combats both of these problems as well as teaching the child responsible money management along the way. Because the child has an allowance set by the parent the child cannot inadvertently overspend and the child is free to make their own mind up about their purchases. The system is win-win for parent, child and merchant. </text:p>
      <text:p text:style-name="P2"/>
      <text:p text:style-name="P3">What is Virtual Piggy for the Marmalade SDK?</text:p>
      <text:p text:style-name="P2"/>
      <text:p text:style-name="P2">The Marmalade SDK is a cross platform mobile, desktop and emerging technology SDK that enables developers to write apps once and deploy them to a multitude of platforms with very little to no technical changes (see <text:a xlink:type="simple" xlink:href="http://www.madewithmarmalade.com/">http://www.madewithmarmalade.com</text:a> for more information). The Virtual Piggy API for Marmalade is an API that sits on top of Marmalade that enables developers to accept in-app purchases for virtual goods and subscriptions safely from children and parent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1" text:outline-level="1"><text:bookmark text:name="__RefHeading__1034_2064493795"/><text:soft-page-break/>2.0 Installation and Setup<text:bookmark-end text:name="__RefHeading__1034_2064493795"/></text:h>
      <text:p text:style-name="P2">To install the Virtual Piggy API for Marmalade, download the API zip file from [Add more info][Insert download location here]</text:p>
      <text:p text:style-name="P2"/>
      <text:p text:style-name="P2">To install the Virtual Piggy SDK simply unzip the downloaded zip file to a folder and run the VirtualPiggy\Test\test.mkb to open the sample test project. This test project shows the developer how to communicate with Virtual Piggy API to carry out many tasks including authentication, purchasing, subscriptions and user information retrieval. </text:p>
      <text:p text:style-name="P2"/>
      <text:p text:style-name="P2">To install the Virtual Piggy SDK into your Marmalade SDK project, copy the Virtual Piggy SDK to your projects folder and update your projects MKB file like shown below:</text:p>
      <text:p text:style-name="P2"/>
      <text:p text:style-name="P28">options</text:p>
      <text:p text:style-name="P27">{</text:p>
      <text:p text:style-name="P27"><text:tab/>module_path="VirtualPiggy/lib"<text:tab/># Point module path to Virtual Piggy libraries</text:p>
      <text:p text:style-name="P27">}</text:p>
      <text:p text:style-name="P27"/>
      <text:p text:style-name="P28">subprojects</text:p>
      <text:p text:style-name="P27">{</text:p>
      <text:p text:style-name="P27"><text:tab/>VirtualPiggy<text:tab/><text:tab/><text:tab/># Include the Virtual Piggy library project</text:p>
      <text:p text:style-name="P27">}</text:p>
      <text:p text:style-name="P27"/>
      <text:p text:style-name="P27"/>
      <text:p text:style-name="P2">You can of course place the Virtual Piggy API anywhere you choose, just remember to change the path to the installation in module_path.</text:p>
      <text:p text:style-name="P2"/>
      <text:p text:style-name="P2">To get Virtual Piggy running in your app you have a number of things that you need to do:</text:p>
      <text:p text:style-name="P2"/>
      <text:list xml:id="list42675873" text:style-name="L29">
        <text:list-item>
          <text:p text:style-name="P37">Initialise Virtual Piggy</text:p>
        </text:list-item>
        <text:list-item>
          <text:p text:style-name="P37">Update Virtual Piggy each game or app frame</text:p>
        </text:list-item>
        <text:list-item>
          <text:p text:style-name="P37">Shut down Virtual Piggy when done with it</text:p>
        </text:list-item>
      </text:list>
      <text:p text:style-name="Standard"/>
      <text:p text:style-name="Standard">The short example below shows how to peform all 3 tasks:</text:p>
      <text:p text:style-name="Standard"/>
      <text:p text:style-name="Standard"><text:span text:style-name="T4">int</text:span><text:span text:style-name="T7"> main()</text:span></text:p>
      <text:p text:style-name="P32">{</text:p>
      <text:p text:style-name="P30"><text:span text:style-name="T6"><text:tab/></text:span><text:span text:style-name="T9">// Initialise Virtual Piggy</text:span></text:p>
      <text:p text:style-name="P32"><text:tab/>VirtualPiggy::Create();</text:p>
      <text:p text:style-name="P32"><text:tab/>VIRTUAL_PIGGY-&gt;Init(VIRTUAL_PIGGY_API_KEY);</text:p>
      <text:p text:style-name="P32"><text:tab/>VIRTUAL_PIGGY-&gt;setMerchantID(VIRTUAL_PIGGY_MERCHANT_ID);</text:p>
      <text:p text:style-name="P32"/>
      <text:p text:style-name="P30"><text:span text:style-name="T6"><text:tab/>TEST_PingHeaders();</text:span></text:p>
      <text:p text:style-name="P32"/>
      <text:p text:style-name="P30"><text:span text:style-name="T6"><text:tab/></text:span><text:span text:style-name="T9">// Marmalade main loop</text:span></text:p>
      <text:p text:style-name="P30"><text:span text:style-name="T6"><text:tab/></text:span><text:span text:style-name="T3">while</text:span><text:span text:style-name="T6"> (!s3eDeviceCheckQuitRequest())</text:span></text:p>
      <text:p text:style-name="P32"><text:tab/>{</text:p>
      <text:p text:style-name="P32"><text:tab/><text:tab/>VIRTUAL_PIGGY-&gt;Update();<text:tab/><text:span text:style-name="T8">// Update Virtual Piggy</text:span></text:p>
      <text:p text:style-name="P32"><text:tab/><text:tab/>s3eDeviceYield(0);</text:p>
      <text:p text:style-name="P32"><text:tab/>}</text:p>
      <text:p text:style-name="P32"/>
      <text:p text:style-name="P30"><text:span text:style-name="T6"><text:tab/></text:span><text:span text:style-name="T9">// Shut down Virtual Piggy</text:span></text:p>
      <text:p text:style-name="P32"><text:tab/>VIRTUAL_PIGGY-&gt;Release();</text:p>
      <text:p text:style-name="P32"><text:tab/>VirtualPiggy::Destroy();</text:p>
      <text:p text:style-name="P32"/>
      <text:p text:style-name="P30"><text:span text:style-name="T6"><text:tab/></text:span><text:span text:style-name="T3">return</text:span><text:span text:style-name="T6"> 0;</text:span></text:p>
      <text:p text:style-name="P32">}</text:p>
      <text:p text:style-name="P2"/>
      <text:p text:style-name="P2">Note the use of VIRTUAL_PIGGY to refer to the Virtual Piggy instance. For simplicity all calls to Virtual Piggy will be done via the VIRTUAL_PIGGY macro.</text:p>
      <text:h text:style-name="Heading_20_1" text:outline-level="1"><text:bookmark text:name="__RefHeading__1036_2064493795"/><text:soft-page-break/>3.0 API Overview<text:bookmark-end text:name="__RefHeading__1036_2064493795"/></text:h>
      <text:p text:style-name="P2">The Virtual Piggy API consists of a number of functions that can be divided into the following categories:</text:p>
      <text:p text:style-name="P2"/>
      <text:list xml:id="list39710848" text:style-name="L1">
        <text:list-item>
          <text:p text:style-name="P31"><text:span text:style-name="T1">Housekeeping – Initialisation, release and update methods</text:span></text:p>
        </text:list-item>
        <text:list-item>
          <text:p text:style-name="P31"><text:span text:style-name="T1">Authentication – Child and parent authentication. Authentication usually returns a textual token that should be stored for the session and pass to other methods that communicate with Virtual Piggy. There are two types of token, the first represents a child user and the second a parent user. Do not pass child tokens to parent methods or parent tokens to child methods, they are not interchangeable.</text:span></text:p>
        </text:list-item>
        <text:list-item>
          <text:p text:style-name="P31"><text:span text:style-name="T1">Purchase Transactions – Purchase transactions enable users to make purchases from within your app. You create a shopping basket <text:s/>(VpBasket) and fill it with items that your user has purchased then send this basket in a purchase request to Virtual Piggy</text:span></text:p>
        </text:list-item>
        <text:list-item>
          <text:p text:style-name="P31"><text:span text:style-name="T1">Subscription Transactions – Subscription transactions enable your users to purchase subscriptions for in-app content. This works in a similar way to normal purchase transactions except additional subscription information defined by VpSubscription should also be passed to the API</text:span></text:p>
        </text:list-item>
        <text:list-item>
          <text:p text:style-name="P31"><text:span text:style-name="T1">Information query – You can query a variety of information about child and parent users including information such as address, age, gender and loyalty points</text:span></text:p>
        </text:list-item>
        <text:list-item>
          <text:p text:style-name="P31"><text:span text:style-name="T1">Pinging – This enables you to check your connection to Virtual Piggy</text:span></text:p>
        </text:list-item>
      </text:list>
      <text:p text:style-name="P2"/>
      <text:p text:style-name="P2">Below is a quick overview of the full API:</text:p>
      <text:p text:style-name="P2"/>
      <text:p text:style-name="P41"/>
      <text:p text:style-name="P41"><text:span text:style-name="T3">bool</text:span><text:span text:style-name="T6"><text:tab/>Init(</text:span><text:span text:style-name="T3">const</text:span><text:span text:style-name="T6"> </text:span><text:span text:style-name="T3">char</text:span><text:span text:style-name="T6">* api_key);</text:span></text:p>
      <text:p text:style-name="P42"><text:span text:style-name="T3">void</text:span><text:span text:style-name="T6"><text:tab/>setMerchantID(</text:span><text:span text:style-name="T3">const</text:span><text:span text:style-name="T6"> </text:span><text:span text:style-name="T3">char</text:span><text:span text:style-name="T6">* merchant_id);</text:span></text:p>
      <text:p text:style-name="P42"><text:span text:style-name="T3">void</text:span><text:span text:style-name="T6"><text:tab/>Release();</text:span></text:p>
      <text:p text:style-name="P42"><text:span text:style-name="T3">void</text:span><text:span text:style-name="T6"><text:tab/>Update();</text:span></text:p>
      <text:p text:style-name="P40"><text:span text:style-name="T4">void</text:span><text:span text:style-name="T7"><text:tab/>AuthenticateChild(</text:span><text:span text:style-name="T4">const</text:span><text:span text:style-name="T7"> </text:span><text:span text:style-name="T4">char</text:span><text:span text:style-name="T7">* user_name, </text:span><text:span text:style-name="T4">const</text:span><text:span text:style-name="T7"> </text:span><text:span text:style-name="T4">char</text:span><text:span text:style-name="T7">* password, VpAuthenticateChildCallback callback);</text:span></text:p>
      <text:p text:style-name="P40"><text:span text:style-name="T4">void</text:span><text:span text:style-name="T7"><text:tab/>AuthenticateUser(</text:span><text:span text:style-name="T4">const</text:span><text:span text:style-name="T7"> </text:span><text:span text:style-name="T4">char</text:span><text:span text:style-name="T7">* user_name, </text:span><text:span text:style-name="T4">const</text:span><text:span text:style-name="T7"> </text:span><text:span text:style-name="T4">char</text:span><text:span text:style-name="T7">* password, VpAuthenticateUserCallback callback);</text:span></text:p>
      <text:p text:style-name="P40"><text:span text:style-name="T4">void</text:span><text:span text:style-name="T7"><text:tab/>ProcessTransaction(</text:span><text:span text:style-name="T4">const</text:span><text:span text:style-name="T7"> </text:span><text:span text:style-name="T4">char</text:span><text:span text:style-name="T7">* token, </text:span><text:span text:style-name="T4">const</text:span><text:span text:style-name="T7"> </text:span><text:span text:style-name="T4">char</text:span><text:span text:style-name="T7">* description, VpBasket* basket, VpProcessTransactionCallback callback);</text:span></text:p>
      <text:p text:style-name="P42"><text:span text:style-name="T3">void</text:span><text:span text:style-name="T6"><text:tab/>ProcessParentTransaction(</text:span><text:span text:style-name="T3">const</text:span><text:span text:style-name="T6"> </text:span><text:span text:style-name="T3">char</text:span><text:span text:style-name="T6">* token, </text:span><text:span text:style-name="T3">const</text:span><text:span text:style-name="T6"> </text:span><text:span text:style-name="T3">char</text:span><text:span text:style-name="T6">* description, </text:span><text:span text:style-name="T3">const</text:span><text:span text:style-name="T6"> </text:span><text:span text:style-name="T3">char</text:span><text:span text:style-name="T6">* child_id, </text:span><text:span text:style-name="T3">const</text:span><text:span text:style-name="T6"> </text:span><text:span text:style-name="T3">char</text:span><text:span text:style-name="T6">* payment_id, VpBasket* basket, VpProcessParentTransactionCallback callback);</text:span></text:p>
      <text:p text:style-name="P42"><text:span text:style-name="T3">void</text:span><text:span text:style-name="T6"><text:tab/>ProcessSubscription(</text:span><text:span text:style-name="T3">const</text:span><text:span text:style-name="T6"> </text:span><text:span text:style-name="T3">char</text:span><text:span text:style-name="T6">* token, </text:span><text:span text:style-name="T3">const</text:span><text:span text:style-name="T6"> </text:span><text:span text:style-name="T3">char</text:span><text:span text:style-name="T6">* description, VpSubscription* subscription, VpProcessSubscriptionCallback callback);</text:span></text:p>
      <text:p text:style-name="P42"><text:span text:style-name="T3">void</text:span><text:span text:style-name="T6"><text:tab/>ProcessParentSubscription(</text:span><text:span text:style-name="T3">const</text:span><text:span text:style-name="T6"> </text:span><text:span text:style-name="T3">char</text:span><text:span text:style-name="T6">* token, </text:span><text:span text:style-name="T3">const</text:span><text:span text:style-name="T6"> </text:span><text:span text:style-name="T3">char</text:span><text:span text:style-name="T6">* description, </text:span><text:span text:style-name="T3">const</text:span><text:span text:style-name="T6"> </text:span><text:span text:style-name="T3">char</text:span><text:span text:style-name="T6">* child_id, </text:span><text:span text:style-name="T3">const</text:span><text:span text:style-name="T6"> </text:span><text:span text:style-name="T3">char</text:span><text:span text:style-name="T6">* payment_id, VpSubscription* subscription, VpProcessParentSubscriptionCallback callback);</text:span></text:p>
      <text:p text:style-name="P42"><text:span text:style-name="T3">void</text:span><text:span text:style-name="T6"><text:tab/>MerchantCancelSubscription(</text:span><text:span text:style-name="T3">const</text:span><text:span text:style-name="T6"> </text:span><text:span text:style-name="T3">char</text:span><text:span text:style-name="T6">* subscription_id, VpMerchantCancelSubscriptionCallback callback);</text:span></text:p>
      <text:p text:style-name="P42"><text:span text:style-name="T3">void</text:span><text:span text:style-name="T6"><text:tab/>GetAllChildren(</text:span><text:span text:style-name="T3">const</text:span><text:span text:style-name="T6"> </text:span><text:span text:style-name="T3">char</text:span><text:span text:style-name="T6">* token, VpGetAllChildrenCallback callback);</text:span></text:p>
      <text:p text:style-name="P42"><text:span text:style-name="T3">void</text:span><text:span text:style-name="T6"><text:tab/>GetPaymentAccounts(</text:span><text:span text:style-name="T3">const</text:span><text:span text:style-name="T6"> </text:span><text:span text:style-name="T3">char</text:span><text:span text:style-name="T6">* token, VpGetPaymentAccountsCallback callback);</text:span></text:p>
      <text:p text:style-name="P42"><text:span text:style-name="T3">void</text:span><text:span text:style-name="T6"><text:tab/>GetChildAddress(</text:span><text:span text:style-name="T3">const</text:span><text:span text:style-name="T6"> </text:span><text:span text:style-name="T3">char</text:span><text:span text:style-name="T6">* token, VpGetChildAddressCallback callback);</text:span></text:p>
      <text:p text:style-name="P42"><text:span text:style-name="T3">void</text:span><text:span text:style-name="T6"><text:tab/>GetChildGenderAge(</text:span><text:span text:style-name="T3">const</text:span><text:span text:style-name="T6"> </text:span><text:span text:style-name="T3">char</text:span><text:span text:style-name="T6">* token, VpGetChildGenderAgeCallback callback);</text:span></text:p>
      <text:p text:style-name="P42"><text:span text:style-name="T3">void</text:span><text:span text:style-name="T6"><text:tab/>GetLoyaltyBalance(</text:span><text:span text:style-name="T3">const</text:span><text:span text:style-name="T6"> </text:span><text:span text:style-name="T3">char</text:span><text:span text:style-name="T6">* token, VpGetLoyaltyBalanceCallback callback);</text:span></text:p>
      <text:p text:style-name="P42"><text:span text:style-name="T3">void</text:span><text:span text:style-name="T6"><text:tab/>GetParentAddress(</text:span><text:span text:style-name="T3">const</text:span><text:span text:style-name="T6"> </text:span><text:span text:style-name="T3">char</text:span><text:span text:style-name="T6">* token, VpGetParentAddressCallback callback);</text:span></text:p>
      <text:p text:style-name="P42"><text:span text:style-name="T3">void</text:span><text:span text:style-name="T6"><text:tab/>GetParentChildAddress(</text:span><text:span text:style-name="T3">const</text:span><text:span text:style-name="T6"> </text:span><text:span text:style-name="T3">char</text:span><text:span text:style-name="T6">* token, </text:span><text:span text:style-name="T3">const</text:span><text:span text:style-name="T6"> </text:span><text:span text:style-name="T3">char</text:span><text:span text:style-name="T6">* child_id, VpGetParentChildAddressCallback callback);</text:span></text:p>
      <text:p text:style-name="P42"><text:span text:style-name="T3">void</text:span><text:span text:style-name="T6"><text:tab/>PingHeaders(VpPingHeadersCallback callback);</text:span></text:p>
      <text:p text:style-name="P42"><text:span text:style-name="T3">const</text:span><text:span text:style-name="T6"> VpString&amp;<text:tab/>getLastResponse() </text:span><text:span text:style-name="T3">const</text:span><text:span text:style-name="T6">;</text:span></text:p>
      <text:p text:style-name="P41"/>
      <text:p text:style-name="P2"/>
      <text:p text:style-name="P2">The Virtual Piggy API is completely asynchronous so callbacks are used to determine when calls to the Virtual Piggy API have completed and resulting data from those calls is returned to the callback.</text:p>
      <text:p text:style-name="P2"/>
      <text:p text:style-name="P2"/>
      <text:p text:style-name="P2"/>
      <text:p text:style-name="P2"/>
      <text:h text:style-name="Heading_20_1" text:outline-level="1"><text:bookmark text:name="__RefHeading__1038_2064493795"/><text:soft-page-break/>4.0 Example Usage<text:bookmark-end text:name="__RefHeading__1038_2064493795"/></text:h>
      <text:p text:style-name="P2">Probably the best form of introduction to using a new API is to see a simple example. The example below shows how to authenticate a child user and make a purchase:</text:p>
      <text:p text:style-name="P2"/>
      <text:p text:style-name="P35">//</text:p>
      <text:p text:style-name="P34">//</text:p>
      <text:p text:style-name="P34">// Set up the basket with a test purchase</text:p>
      <text:p text:style-name="P34">//</text:p>
      <text:p text:style-name="P34">//</text:p>
      <text:p text:style-name="Standard"><text:span text:style-name="T4">void</text:span><text:span text:style-name="T7"> MySetupBasket(VpBasket* backet)</text:span></text:p>
      <text:p text:style-name="P32">{</text:p>
      <text:p text:style-name="P30"><text:span text:style-name="T6"><text:tab/>backet-&gt;Currency = </text:span><text:span text:style-name="T10">"USD"</text:span><text:span text:style-name="T6">;</text:span></text:p>
      <text:p text:style-name="P32"><text:tab/>backet-&gt;removeAllItems();</text:p>
      <text:p text:style-name="P30"><text:span text:style-name="T6"><text:tab/>backet-&gt;addItem(</text:span><text:span text:style-name="T3">new</text:span><text:span text:style-name="T6"> VpBasketItem(</text:span><text:span text:style-name="T10">"10 Coins"</text:span><text:span text:style-name="T6">, </text:span><text:span text:style-name="T10">"10 Golden Coins"</text:span><text:span text:style-name="T6">, 0.99f, 1));</text:span></text:p>
      <text:p text:style-name="P32"><text:tab/>backet-&gt;CalculateTotalCost();</text:p>
      <text:p text:style-name="P32">}</text:p>
      <text:p text:style-name="P33"/>
      <text:p text:style-name="P35">//</text:p>
      <text:p text:style-name="P36">//</text:p>
      <text:p text:style-name="P36">// This callback gets called when the transaction is completed</text:p>
      <text:p text:style-name="P36">//</text:p>
      <text:p text:style-name="P36">//</text:p>
      <text:p text:style-name="P2"><text:span text:style-name="T3">int</text:span><text:span text:style-name="T6"> MyProcessTransactionCallback(VpProcessTransactionResult* result)</text:span></text:p>
      <text:p text:style-name="P33">{</text:p>
      <text:p text:style-name="P9"><text:span text:style-name="T6"><text:tab/></text:span><text:span text:style-name="T9">// Display result</text:span></text:p>
      <text:p text:style-name="P9"><text:span text:style-name="T6"><text:tab/>printf(</text:span><text:span text:style-name="T10">"&gt;&gt;&gt;&gt; MyProcessTransactionCallback:\n"</text:span><text:span text:style-name="T6">);</text:span></text:p>
      <text:p text:style-name="P9"><text:span text:style-name="T6"><text:tab/>printf(</text:span><text:span text:style-name="T10">"---- ErrorMessage: %s\n"</text:span><text:span text:style-name="T6">, result-&gt;ErrorMessage.c_str());</text:span></text:p>
      <text:p text:style-name="P9"><text:span text:style-name="T6"><text:tab/>printf(</text:span><text:span text:style-name="T10">"---- Status: %d\n"</text:span><text:span text:style-name="T6">, result-&gt;Status);</text:span></text:p>
      <text:p text:style-name="P9"><text:span text:style-name="T6"><text:tab/>printf(</text:span><text:span text:style-name="T10">"---- DataXml: %s\n"</text:span><text:span text:style-name="T6">, result-&gt;DataXml.c_str());</text:span></text:p>
      <text:p text:style-name="P9"><text:span text:style-name="T6"><text:tab/>printf(</text:span><text:span text:style-name="T10">"---- TransactionIdentifier: %s\n"</text:span><text:span text:style-name="T6">, result-&gt;TransactionIdentifier.c_str());</text:span></text:p>
      <text:p text:style-name="P9"><text:span text:style-name="T6"><text:tab/>printf(</text:span><text:span text:style-name="T10">"---- TransactionStatus: %s\n"</text:span><text:span text:style-name="T6">, result-&gt;TransactionStatus.c_str());</text:span></text:p>
      <text:p text:style-name="P33"/>
      <text:p text:style-name="P9"><text:span text:style-name="T6"><text:tab/></text:span><text:span text:style-name="T3">return</text:span><text:span text:style-name="T6"> 1;</text:span></text:p>
      <text:p text:style-name="P33">}</text:p>
      <text:p text:style-name="P9"><text:span text:style-name="T3"/></text:p>
      <text:p text:style-name="P35">//</text:p>
      <text:p text:style-name="P36">//</text:p>
      <text:p text:style-name="P36">// This callback gets called when the child user is authenticated</text:p>
      <text:p text:style-name="P36">//</text:p>
      <text:p text:style-name="P36">//</text:p>
      <text:p text:style-name="P9"><text:span text:style-name="T3">int</text:span><text:span text:style-name="T6"> MyAuthenticateChildForTransactionCallback(VpAuthenticateChildResult* result)</text:span></text:p>
      <text:p text:style-name="P33">{</text:p>
      <text:p text:style-name="P9"><text:span text:style-name="T6"><text:tab/></text:span><text:span text:style-name="T9">// Display result</text:span></text:p>
      <text:p text:style-name="P9"><text:span text:style-name="T6"><text:tab/>printf(</text:span><text:span text:style-name="T10">"&gt;&gt;&gt;&gt; MyAuthenticateChildCallback:\n"</text:span><text:span text:style-name="T6">);</text:span></text:p>
      <text:p text:style-name="P9"><text:span text:style-name="T6"><text:tab/>printf(</text:span><text:span text:style-name="T10">"---- ErrorMessage: %s\n"</text:span><text:span text:style-name="T6">, result-&gt;ErrorMessage.c_str());</text:span></text:p>
      <text:p text:style-name="P9"><text:span text:style-name="T6"><text:tab/>printf(</text:span><text:span text:style-name="T10">"---- Status: %d\n"</text:span><text:span text:style-name="T6">, result-&gt;Status);</text:span></text:p>
      <text:p text:style-name="P9"><text:span text:style-name="T6"><text:tab/>printf(</text:span><text:span text:style-name="T10">"---- TransactionStatus: %s\n"</text:span><text:span text:style-name="T6">, result-&gt;TransactionStatus.c_str());</text:span></text:p>
      <text:p text:style-name="P9"><text:span text:style-name="T6"><text:tab/>printf(</text:span><text:span text:style-name="T10">"---- Token: %s\n"</text:span><text:span text:style-name="T6">, result-&gt;Token.c_str());</text:span></text:p>
      <text:p text:style-name="P33"><text:tab/></text:p>
      <text:p text:style-name="P33"/>
      <text:p text:style-name="P9"><text:span text:style-name="T6"><text:tab/></text:span><text:span text:style-name="T9">// Make a purchase</text:span></text:p>
      <text:p text:style-name="P33"><text:tab/>MySetupBasket(&amp;g_Basket);</text:p>
      <text:p text:style-name="P9"><text:span text:style-name="T6"><text:tab/>VIRTUAL_PIGGY-&gt;ProcessTransaction(result-&gt;Token.c_str(), </text:span><text:span text:style-name="T10">"Test"</text:span><text:span text:style-name="T6">, &amp;g_Basket, MyProcessTransactionCallback);</text:span></text:p>
      <text:p text:style-name="P33"/>
      <text:p text:style-name="P9"><text:span text:style-name="T6"><text:tab/></text:span><text:span text:style-name="T3">return</text:span><text:span text:style-name="T6"> 1;</text:span></text:p>
      <text:p text:style-name="P33">}</text:p>
      <text:p text:style-name="P9"><text:span text:style-name="T3"/></text:p>
      <text:p text:style-name="P9"><text:span text:style-name="T3">void</text:span><text:span text:style-name="T6"> TEST_ChildPurchase()</text:span></text:p>
      <text:p text:style-name="P33">{</text:p>
      <text:p text:style-name="P9"><text:span text:style-name="T6"><text:tab/>printf(</text:span><text:span text:style-name="T10">"******** TEST_ChildPurchase:\n"</text:span><text:span text:style-name="T6">);</text:span></text:p>
      <text:p text:style-name="P9"><text:span text:style-name="T6"><text:tab/>VIRTUAL_PIGGY-&gt;AuthenticateChild(</text:span><text:span text:style-name="T10">"ChIldName"</text:span><text:span text:style-name="T6">, </text:span><text:span text:style-name="T10">"child_password"</text:span><text:span text:style-name="T6">, MyAuthenticateChildForTransactionCallback);</text:span></text:p>
      <text:p text:style-name="P33">}</text:p>
      <text:p text:style-name="P33"/>
      <text:p text:style-name="P33"/>
      <text:p text:style-name="P33"/>
      <text:p text:style-name="P33"/>
      <text:p text:style-name="P33"/>
      <text:p text:style-name="P33"/>
      <text:p text:style-name="P33"/>
      <text:p text:style-name="P33"/>
      <text:p text:style-name="P33"/>
      <text:p text:style-name="P33"/>
      <text:p text:style-name="P2"><text:soft-page-break/>This example has 3 stages:</text:p>
      <text:p text:style-name="P2"/>
      <text:list xml:id="list40290289" text:style-name="L2">
        <text:list-item>
          <text:p text:style-name="P6">Authentication – The initial call to AuthenticateChild() sends the supplied user details to Virtual Piggy where they will be authenticated. Once authentication has finished the MyAuthenticateChildForTransactionCallback callback function is called. In <text:s/>MyAuthenticateChildForTransactionCallback you should check to ensure that the user has been authenticated. If a valid token has been returned then user has been successfully authenticated</text:p>
        </text:list-item>
        <text:list-item>
          <text:p text:style-name="P6">Purchase – In <text:s/>MyAuthenticateChildForTransactionCallback we call MySetupBasket which adds an imaginary in-app purchase for 10 in game coins worth $0.99 then calls ProcessTransaction() to send the purchase request to VirtualPiggy. Note how we pass the child users token, the basket and the <text:s/>MyProcessTransactionCallback callback. Once the transaction completes (or fails) <text:s/>MyProcessTransactionCallback is called</text:p>
        </text:list-item>
        <text:list-item>
          <text:p text:style-name="P6">Completing the purchase – In MyProcessTransactionCallback information about the purchase is returned. To ensure that the purchase was valid check that Status has value of 1 and that the TransactionIdentifier is valid. You can also check that DataXml contains the correct item that was purchased. Once the purchase has been confirmed as valid you can enable the in-app content. You may want to add extra checking to ensure that the transaction <text:s/>is valid by checking that the transaction ID is valid with your own server.</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43" text:outline-level="1"><text:bookmark text:name="__RefHeading__1040_2064493795"/><text:soft-page-break/>5.0 API Reference<text:bookmark-end text:name="__RefHeading__1040_2064493795"/></text:h>
      <text:p text:style-name="P2">The full Virtual Piggy API is shown below:</text:p>
      <text:h text:style-name="P45" text:outline-level="2"><text:bookmark text:name="__RefHeading__1446_2064493795"/>5.1 Authentication<text:bookmark-end text:name="__RefHeading__1446_2064493795"/></text:h>
      <text:h text:style-name="P45" text:outline-level="2"><text:bookmark text:name="__RefHeading__1448_2064493795"/>5.1.1 AuthenticateChild<text:bookmark-end text:name="__RefHeading__1448_2064493795"/></text:h>
      <text:p text:style-name="P4">Prototype:</text:p>
      <text:p text:style-name="P9"><text:span text:style-name="T3">void</text:span><text:span text:style-name="T6"><text:tab/>AuthenticateChild(</text:span><text:span text:style-name="T3">const</text:span><text:span text:style-name="T6"> </text:span><text:span text:style-name="T3">char</text:span><text:span text:style-name="T6">* user_name, </text:span><text:span text:style-name="T3">const</text:span><text:span text:style-name="T6"> </text:span><text:span text:style-name="T3">char</text:span><text:span text:style-name="T6">* password, VpAuthenticateChildCallback callback);</text:span></text:p>
      <text:p text:style-name="P2"/>
      <text:p text:style-name="P2">Parameters:</text:p>
      <text:list xml:id="list40460743" text:style-name="L3">
        <text:list-item>
          <text:p text:style-name="P13">user_name<text:tab/>- Childs user name</text:p>
        </text:list-item>
        <text:list-item>
          <text:p text:style-name="P13">password<text:tab/>- Childs password</text:p>
        </text:list-item>
        <text:list-item>
          <text:p text:style-name="P13">callback<text:tab/>- A callback that is called when the authentication is completed or fails</text:p>
        </text:list-item>
      </text:list>
      <text:p text:style-name="P2"/>
      <text:p text:style-name="P2">Description:</text:p>
      <text:p text:style-name="P2">AuthenticateChild will authenticate a child user. If the child is authenticated then a valid token will be returned to the specified callback</text:p>
      <text:p text:style-name="P2"/>
      <text:p text:style-name="P2">Retuns:</text:p>
      <text:p text:style-name="P9"><text:span text:style-name="T3"><text:tab/>struct</text:span><text:span text:style-name="T6"> VpAuthenticateChildResult</text:span></text:p>
      <text:p text:style-name="P33"><text:tab/>{</text:p>
      <text:p text:style-name="P9"><text:span text:style-name="T6"><text:tab/><text:tab/>VpString<text:tab/>ErrorMessage;</text:span></text:p>
      <text:p text:style-name="P9"><text:span text:style-name="T6"><text:tab/><text:tab/></text:span><text:span text:style-name="T3">bool</text:span><text:span text:style-name="T6"><text:tab/>Status;</text:span></text:p>
      <text:p text:style-name="P9"><text:span text:style-name="T6"><text:tab/><text:tab/>VpString<text:tab/>Token;</text:span></text:p>
      <text:p text:style-name="P9"><text:span text:style-name="T6"><text:tab/><text:tab/>VpString<text:tab/>TransactionStatus;</text:span></text:p>
      <text:p text:style-name="P33"><text:tab/>};</text:p>
      <text:p text:style-name="P33"/>
      <text:list xml:id="list40475523" text:style-name="L4">
        <text:list-item>
          <text:p text:style-name="P14">ErrorMessage – If there was an error then this property will contain an error message. For additional information regarding the request call getLastReponse()</text:p>
        </text:list-item>
        <text:list-item>
          <text:p text:style-name="P14">Status – The status of the request (a value of 1 represents success)</text:p>
        </text:list-item>
        <text:list-item>
          <text:p text:style-name="P14">Token – The child users session token. You will need to temporarily store this as it is required by other methods</text:p>
        </text:list-item>
        <text:list-item>
          <text:p text:style-name="P14">TransactionStatus – [Add more info]</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44" text:outline-level="3"><text:bookmark text:name="__RefHeading__1450_2064493795"/><text:soft-page-break/>5.1.2 AuthenticateUser<text:bookmark-end text:name="__RefHeading__1450_2064493795"/></text:h>
      <text:p text:style-name="P2">Prototype:</text:p>
      <text:p text:style-name="P2"/>
      <text:p text:style-name="P9"><text:span text:style-name="T3">void</text:span><text:span text:style-name="T6"><text:tab/>AuthenticateUser(</text:span><text:span text:style-name="T3">const</text:span><text:span text:style-name="T6"> </text:span><text:span text:style-name="T3">char</text:span><text:span text:style-name="T6">* user_name, </text:span><text:span text:style-name="T3">const</text:span><text:span text:style-name="T6"> </text:span><text:span text:style-name="T3">char</text:span><text:span text:style-name="T6">* password, VpAuthenticateUserCallback callback);</text:span></text:p>
      <text:p text:style-name="P33"/>
      <text:p text:style-name="P2">Parameters:</text:p>
      <text:list xml:id="list40507840" text:style-name="L5">
        <text:list-item>
          <text:p text:style-name="P15">user_name<text:tab/>- Users user name</text:p>
        </text:list-item>
        <text:list-item>
          <text:p text:style-name="P15">password<text:tab/>- Users password</text:p>
        </text:list-item>
        <text:list-item>
          <text:p text:style-name="P15">callback<text:tab/>- A callback that is called when the authentication is completed or fails</text:p>
        </text:list-item>
      </text:list>
      <text:p text:style-name="P2"/>
      <text:p text:style-name="P2">Description:</text:p>
      <text:p text:style-name="P2">AuthenticateUser will authenticate a user. If the user <text:s/>is authenticated then a valid token will be returned to the specified callback</text:p>
      <text:p text:style-name="P2"/>
      <text:p text:style-name="P2">Returns:</text:p>
      <text:p text:style-name="P9"><text:span text:style-name="T3"><text:tab/>struct</text:span><text:span text:style-name="T6"> VpAuthenticateUserResult</text:span></text:p>
      <text:p text:style-name="P33"><text:tab/>{</text:p>
      <text:p text:style-name="P9"><text:span text:style-name="T6"><text:tab/><text:tab/>VpString<text:tab/>ErrorMessage;</text:span></text:p>
      <text:p text:style-name="P9"><text:span text:style-name="T6"><text:tab/><text:tab/></text:span><text:span text:style-name="T3">bool</text:span><text:span text:style-name="T6"><text:tab/>Status;</text:span></text:p>
      <text:p text:style-name="P9"><text:span text:style-name="T6"><text:tab/><text:tab/>VpString<text:tab/>Token;</text:span></text:p>
      <text:p text:style-name="P9"><text:span text:style-name="T6"><text:tab/><text:tab/>VpString<text:tab/>TransactionStatus;</text:span></text:p>
      <text:p text:style-name="P33"><text:tab/>};</text:p>
      <text:p text:style-name="P33"/>
      <text:list xml:id="list43347360" text:continue-list="list40475523" text:style-name="L4">
        <text:list-item>
          <text:p text:style-name="P14">ErrorMessage – If there was an error then this property will contain an error message. For additional information regarding the request call getLastReponse()</text:p>
        </text:list-item>
        <text:list-item>
          <text:p text:style-name="P14">Status – The status of the request (a value of 1 represents success)</text:p>
        </text:list-item>
        <text:list-item>
          <text:p text:style-name="P14">Token – The users session token. You will need to temporarily store this as it is required by other methods</text:p>
        </text:list-item>
        <text:list-item>
          <text:p text:style-name="P14">TransactionStatus – [Add more info]</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45" text:outline-level="2"><text:bookmark text:name="__RefHeading__1452_2064493795"/><text:soft-page-break/>5.2 Transactions<text:bookmark-end text:name="__RefHeading__1452_2064493795"/></text:h>
      <text:h text:style-name="P44" text:outline-level="3"><text:bookmark text:name="__RefHeading__1454_2064493795"/>5.2.1 ProcessTransaction<text:bookmark-end text:name="__RefHeading__1454_2064493795"/></text:h>
      <text:p text:style-name="P2">Prototype:</text:p>
      <text:p text:style-name="P2"/>
      <text:p text:style-name="P9"><text:span text:style-name="T3">void<text:tab/></text:span><text:span text:style-name="T6">ProcessTransaction(</text:span><text:span text:style-name="T3">const</text:span><text:span text:style-name="T6"> </text:span><text:span text:style-name="T3">char</text:span><text:span text:style-name="T6">* token, </text:span><text:span text:style-name="T3">const</text:span><text:span text:style-name="T6"> </text:span><text:span text:style-name="T3">char</text:span><text:span text:style-name="T6">* description, VpBasket* basket, VpProcessTransactionCallback callback);</text:span></text:p>
      <text:p text:style-name="P33"/>
      <text:p text:style-name="P2">Parameters:</text:p>
      <text:list xml:id="list40702433" text:style-name="L7">
        <text:list-item>
          <text:p text:style-name="P16">token<text:tab/><text:tab/>- Users token (returned from AuthenticateChild)</text:p>
        </text:list-item>
        <text:list-item>
          <text:p text:style-name="P16">description<text:tab/>- Description of transaction</text:p>
        </text:list-item>
        <text:list-item>
          <text:p text:style-name="P16">basket<text:tab/><text:tab/>- Goods that the child wants to purchase (see notes at the end of this section relating to the basket)</text:p>
        </text:list-item>
        <text:list-item>
          <text:p text:style-name="P16">callback<text:tab/>- A callback that is called when the purchase is completed or fails</text:p>
        </text:list-item>
      </text:list>
      <text:p text:style-name="P2"/>
      <text:p text:style-name="P2">Description:</text:p>
      <text:p text:style-name="P2">ProcessTransaction enables a child user to make a purchase safely.</text:p>
      <text:p text:style-name="P2"/>
      <text:p text:style-name="P2">Returns:</text:p>
      <text:p text:style-name="P9"><text:span text:style-name="T3"><text:tab/>struct</text:span><text:span text:style-name="T6"> VpProcessTransactionResult</text:span></text:p>
      <text:p text:style-name="P33"><text:tab/>{</text:p>
      <text:p text:style-name="P9"><text:span text:style-name="T6"><text:tab/><text:tab/>VpString<text:tab/>DataXml;</text:span></text:p>
      <text:p text:style-name="P9"><text:span text:style-name="T6"><text:tab/><text:tab/>VpString<text:tab/>ErrorMessage;</text:span></text:p>
      <text:p text:style-name="P9"><text:span text:style-name="T6"><text:tab/><text:tab/></text:span><text:span text:style-name="T3">bool</text:span><text:span text:style-name="T6"><text:tab/>Status;</text:span></text:p>
      <text:p text:style-name="P9"><text:span text:style-name="T6"><text:tab/><text:tab/>VpString<text:tab/>TransactionIdentifier;</text:span></text:p>
      <text:p text:style-name="P9"><text:span text:style-name="T6"><text:tab/><text:tab/>VpString<text:tab/>TransactionStatus;</text:span></text:p>
      <text:p text:style-name="P33"><text:tab/>};</text:p>
      <text:p text:style-name="P33"/>
      <text:list xml:id="list40727099" text:style-name="L8">
        <text:list-item>
          <text:p text:style-name="P17">DataXml – The items that were purchased</text:p>
        </text:list-item>
        <text:list-item>
          <text:p text:style-name="P17">ErrorMessage – If there was an error then this property will contain an error message. For additional information regarding the request call getLastReponse()</text:p>
        </text:list-item>
        <text:list-item>
          <text:p text:style-name="P17">Status – The status of the request (a value of 1 represents success)</text:p>
        </text:list-item>
        <text:list-item>
          <text:p text:style-name="P17">TransactionIdentifier – The ID of the transaction</text:p>
        </text:list-item>
        <text:list-item>
          <text:p text:style-name="P17">TransactionStatus – [Add more info]</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44" text:outline-level="3"><text:bookmark text:name="__RefHeading__1633_2064493795"/><text:soft-page-break/>5.2.2 ProcessParentTransaction<text:bookmark-end text:name="__RefHeading__1633_2064493795"/></text:h>
      <text:p text:style-name="P2">Prototype:</text:p>
      <text:p text:style-name="P2"/>
      <text:p text:style-name="P9"><text:span text:style-name="T3">void<text:tab/></text:span><text:span text:style-name="T6">ProcessParentTransaction(</text:span><text:span text:style-name="T3">const</text:span><text:span text:style-name="T6"> </text:span><text:span text:style-name="T3">char</text:span><text:span text:style-name="T6">* token, </text:span><text:span text:style-name="T3">const</text:span><text:span text:style-name="T6"> </text:span><text:span text:style-name="T3">char</text:span><text:span text:style-name="T6">* description, </text:span><text:span text:style-name="T3">const</text:span><text:span text:style-name="T6"> </text:span><text:span text:style-name="T3">char</text:span><text:span text:style-name="T6">* child_id, </text:span><text:span text:style-name="T3">const</text:span><text:span text:style-name="T6"> </text:span><text:span text:style-name="T3">char</text:span><text:span text:style-name="T6">* payment_id, VpBasket* basket, VpProcessParentTransactionCallback callback);</text:span></text:p>
      <text:p text:style-name="P33"/>
      <text:p text:style-name="P2">Parameters:</text:p>
      <text:list xml:id="list43335977" text:continue-list="list40702433" text:style-name="L7">
        <text:list-item>
          <text:p text:style-name="P16">token<text:tab/><text:tab/>- Users token (returned from AuthenticateUser)</text:p>
        </text:list-item>
        <text:list-item>
          <text:p text:style-name="P16">child_id<text:tab/>- ID of child that user is purchasing goods for (retrieved from GetAllChildren)</text:p>
        </text:list-item>
        <text:list-item>
          <text:p text:style-name="P16">payment_id<text:tab/>- ID of payment that user is using to make purchase <text:s/>(retrieved from GetPaymentAccounts)</text:p>
        </text:list-item>
        <text:list-item>
          <text:p text:style-name="P16">description<text:tab/>- Description of transaction</text:p>
        </text:list-item>
        <text:list-item>
          <text:p text:style-name="P16">basket<text:tab/><text:tab/>- Goods that the child wants to purchase (see notes at the end of this section relating to the basket)</text:p>
        </text:list-item>
        <text:list-item>
          <text:p text:style-name="P16">callback<text:tab/>- A callback that is called when the purchase is complete or fails</text:p>
        </text:list-item>
      </text:list>
      <text:p text:style-name="P2"/>
      <text:p text:style-name="P2">Description:</text:p>
      <text:p text:style-name="P2">ProcessParentTransaction enables a user to make a purchase on behalf of a child user. This is useful for when the child either runs out of allowance as a parent can still make the purchase.</text:p>
      <text:p text:style-name="P2"/>
      <text:p text:style-name="P2">Returns:</text:p>
      <text:p text:style-name="P33"><text:tab/><text:span text:style-name="T2">struct</text:span> VpProcessParentTransactionResult</text:p>
      <text:p text:style-name="P33"><text:tab/>{</text:p>
      <text:p text:style-name="P9"><text:span text:style-name="T6"><text:tab/><text:tab/>VpString<text:tab/>DataXml;</text:span></text:p>
      <text:p text:style-name="P9"><text:span text:style-name="T6"><text:tab/><text:tab/>VpString<text:tab/>ErrorMessage;</text:span></text:p>
      <text:p text:style-name="P9"><text:span text:style-name="T6"><text:tab/><text:tab/></text:span><text:span text:style-name="T3">bool</text:span><text:span text:style-name="T6"><text:tab/>Status;</text:span></text:p>
      <text:p text:style-name="P9"><text:span text:style-name="T6"><text:tab/><text:tab/>VpString<text:tab/>TransactionIdentifier;</text:span></text:p>
      <text:p text:style-name="P9"><text:span text:style-name="T6"><text:tab/><text:tab/>VpString<text:tab/>TransactionStatus;</text:span></text:p>
      <text:p text:style-name="P33"><text:tab/>};</text:p>
      <text:p text:style-name="P33"/>
      <text:p text:style-name="P33"><text:span text:style-name="T6"/></text:p>
      <text:list xml:id="list41193616" text:style-name="L10">
        <text:list-item>
          <text:p text:style-name="P18">DataXml – The items that were purchased</text:p>
        </text:list-item>
        <text:list-item>
          <text:p text:style-name="P18">ErrorMessage – If there was an error then this property will contain an error message. For additional information regarding the request call getLastReponse()</text:p>
        </text:list-item>
        <text:list-item>
          <text:p text:style-name="P18">Status – The status of the request (a value of 1 represents success)</text:p>
        </text:list-item>
        <text:list-item>
          <text:p text:style-name="P18">TransactionIdentifier – The ID of the transaction</text:p>
        </text:list-item>
        <text:list-item>
          <text:p text:style-name="P18">TransactionStatus – [Add more info]</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44" text:outline-level="3"><text:bookmark text:name="__RefHeading__1635_2064493795"/><text:soft-page-break/>5.2.3 Users Basket<text:bookmark-end text:name="__RefHeading__1635_2064493795"/></text:h>
      <text:p text:style-name="P2">When a transaction takes place the items that are being purchased should be placed into the Basket. A basket is represented by the VpBasket structure and the items that can be placed into the basket are represented by a VpBasketItem. A basket can contain many items which enables the user to make multiple purchases in the same purchase request. </text:p>
      <text:p text:style-name="P2"/>
      <text:p text:style-name="P2">A short example that shows how to add items to a basket is shown below:</text:p>
      <text:p text:style-name="P2"/>
      <text:p text:style-name="P2"><text:span text:style-name="T3">void</text:span><text:span text:style-name="T6"> MySetupBasket(VpBasket* backet)</text:span></text:p>
      <text:p text:style-name="P33">{</text:p>
      <text:p text:style-name="P9"><text:span text:style-name="T6"><text:tab/>backet-&gt;Currency = </text:span><text:span text:style-name="T10">"USD"</text:span><text:span text:style-name="T6">;</text:span></text:p>
      <text:p text:style-name="P9"><text:span text:style-name="T6"><text:tab/>backet-&gt;addItem(</text:span><text:span text:style-name="T3">new</text:span><text:span text:style-name="T6"> VpBasketItem(</text:span><text:span text:style-name="T10">"10 Coins"</text:span><text:span text:style-name="T6">, </text:span><text:span text:style-name="T10">"10 Golden Coins"</text:span><text:span text:style-name="T6">, 0.99f, 1));</text:span></text:p>
      <text:p text:style-name="P9"><text:span text:style-name="T6"><text:tab/>backet-&gt;addItem(</text:span><text:span text:style-name="T3">new</text:span><text:span text:style-name="T6"> VpBasketItem(</text:span><text:span text:style-name="T10">"LevelsA"</text:span><text:span text:style-name="T6">, </text:span><text:span text:style-name="T10">"Levels 11 to 20"</text:span><text:span text:style-name="T6">, 1.99f, 1));</text:span></text:p>
      <text:p text:style-name="P33"><text:tab/>backet-&gt;CalculateTotalCost();</text:p>
      <text:p text:style-name="P33">}</text:p>
      <text:p text:style-name="P33"/>
      <text:p text:style-name="P2">In this example we set the currency format to US dollars then add two items to the basket. Once all items are added we call CalculateTotalCost() to calculate the total cost of the items in the basket. VpBasket provides a number of methods that enable you to interact with the basket, including:</text:p>
      <text:p text:style-name="P2"/>
      <text:list xml:id="list41370063" text:style-name="L11">
        <text:list-item>
          <text:p text:style-name="P7">addItem() - Adds an item to the basket</text:p>
        </text:list-item>
        <text:list-item>
          <text:p text:style-name="P7">removeItem() - Removes an item from the basket</text:p>
        </text:list-item>
        <text:list-item>
          <text:p text:style-name="P7">removeAllItens() - Removes all items from the basket</text:p>
        </text:list-item>
        <text:list-item>
          <text:p text:style-name="P7">CalculateTotalCost() - Calculates the total cost of all items in the basket (query the TotalCost variable to find the basket total)</text:p>
        </text:list-item>
        <text:list-item>
          <text:p text:style-name="P7">getItemCount() - Returns the total number of basket items</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45" text:outline-level="2"><text:bookmark text:name="__RefHeading__1637_2064493795"/><text:soft-page-break/>5.3 Subscriptions<text:bookmark-end text:name="__RefHeading__1637_2064493795"/></text:h>
      <text:h text:style-name="P44" text:outline-level="3"><text:bookmark text:name="__RefHeading__1639_2064493795"/>5.3.1 ProcessSubscription<text:bookmark-end text:name="__RefHeading__1639_2064493795"/></text:h>
      <text:p text:style-name="P2">Prototype:</text:p>
      <text:p text:style-name="P2"/>
      <text:p text:style-name="P9"><text:span text:style-name="T3">void<text:tab/></text:span><text:span text:style-name="T6">ProcessSubscription(</text:span><text:span text:style-name="T3">const</text:span><text:span text:style-name="T6"> </text:span><text:span text:style-name="T3">char</text:span><text:span text:style-name="T6">* token, </text:span><text:span text:style-name="T3">const</text:span><text:span text:style-name="T6"> </text:span><text:span text:style-name="T3">char</text:span><text:span text:style-name="T6">* description, VpSubscription* subscription, VpProcessSubscriptionCallback callback);</text:span></text:p>
      <text:p text:style-name="P33"/>
      <text:p text:style-name="P2">Parameters</text:p>
      <text:list xml:id="list41430779" text:style-name="L13">
        <text:list-item>
          <text:p text:style-name="P19">token<text:tab/><text:tab/>- Users token (returned from AuthenticateChild)</text:p>
        </text:list-item>
        <text:list-item>
          <text:p text:style-name="P19">description<text:tab/>- Description of Subscription</text:p>
        </text:list-item>
        <text:list-item>
          <text:p text:style-name="P19">subscription<text:tab/>- Subscription that the child wants to purchase</text:p>
        </text:list-item>
        <text:list-item>
          <text:p text:style-name="P19">callback<text:tab/>- A callback that is called when the subscription purchase is complete or fails</text:p>
        </text:list-item>
      </text:list>
      <text:p text:style-name="P2"/>
      <text:p text:style-name="P2">Description:</text:p>
      <text:p text:style-name="P2">ProcessSubscription enables a child user to purchase a subscription based in-app purchase. Note that besides providing a basket that describes the item(s) that the user has subscribed to, an additional VpSubscription must be supplied that described additional information about the subscription. Also note that the basket is provided within the VpSubscription structure. Use the Basket variable to access the basket.</text:p>
      <text:p text:style-name="P2"/>
      <text:p text:style-name="P2">Returns:</text:p>
      <text:p text:style-name="P33"><text:span text:style-name="T2"><text:tab/>struct</text:span> VpProcessSubscriptionResult</text:p>
      <text:p text:style-name="P33"><text:tab/>{</text:p>
      <text:p text:style-name="P9"><text:span text:style-name="T6"><text:tab/><text:tab/>VpString<text:tab/>Identifier;</text:span></text:p>
      <text:p text:style-name="P9"><text:span text:style-name="T6"><text:tab/><text:tab/>VpString<text:tab/>Name;</text:span></text:p>
      <text:p text:style-name="P9"><text:span text:style-name="T6"><text:tab/><text:tab/>VpString<text:tab/>Type;</text:span></text:p>
      <text:p text:style-name="P33"><text:tab/>};</text:p>
      <text:p text:style-name="P33"><text:span text:style-name="T6"/></text:p>
      <text:list xml:id="list41470570" text:style-name="L15">
        <text:list-item>
          <text:p text:style-name="P20">Identifier – Subscription identifier</text:p>
        </text:list-item>
        <text:list-item>
          <text:p text:style-name="P20">Name – Name of subscription</text:p>
        </text:list-item>
        <text:list-item>
          <text:p text:style-name="P20">Type – Subscription class type</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44" text:outline-level="3"><text:bookmark text:name="__RefHeading__1641_2064493795"/><text:soft-page-break/>5.3.2 ProcessParentSubscription<text:bookmark-end text:name="__RefHeading__1641_2064493795"/></text:h>
      <text:p text:style-name="P2">Prototype:</text:p>
      <text:p text:style-name="P2"/>
      <text:p text:style-name="P9"><text:span text:style-name="T3">void<text:tab/></text:span><text:span text:style-name="T6">ProcessParentSubscription(</text:span><text:span text:style-name="T3">const</text:span><text:span text:style-name="T6"> </text:span><text:span text:style-name="T3">char</text:span><text:span text:style-name="T6">* token, </text:span><text:span text:style-name="T3">const</text:span><text:span text:style-name="T6"> </text:span><text:span text:style-name="T3">char</text:span><text:span text:style-name="T6">* description, </text:span><text:span text:style-name="T3">const</text:span><text:span text:style-name="T6"> </text:span><text:span text:style-name="T3">char</text:span><text:span text:style-name="T6">* child_id, </text:span><text:span text:style-name="T3">const</text:span><text:span text:style-name="T6"> </text:span><text:span text:style-name="T3">char</text:span><text:span text:style-name="T6">* payment_id, VpSubscription* subscription, VpProcessParentSubscriptionCallback callback);</text:span></text:p>
      <text:p text:style-name="P33"/>
      <text:p text:style-name="P2">Parameters</text:p>
      <text:list xml:id="list43348419" text:continue-list="list41430779" text:style-name="L13">
        <text:list-item>
          <text:p text:style-name="P19">token<text:tab/><text:tab/>- Users token (returned from AuthenticateUser)</text:p>
        </text:list-item>
        <text:list-item>
          <text:p text:style-name="P19">description<text:tab/>- Description of Subscription</text:p>
        </text:list-item>
        <text:list-item>
          <text:p text:style-name="P19">child_id<text:tab/>- ID of child that user is purchasing goods for (retrieved from GetAllChildren)</text:p>
        </text:list-item>
        <text:list-item>
          <text:p text:style-name="P19">payment_id<text:tab/>- ID of payment that user is using to make purchase <text:s/>(retrieved from GetPaymentAccounts)</text:p>
        </text:list-item>
        <text:list-item>
          <text:p text:style-name="P19">subscription<text:tab/>- Subscription that the user wants to purchase for the child</text:p>
        </text:list-item>
        <text:list-item>
          <text:p text:style-name="P19">callback<text:tab/>- A callback that is called when the subscription purchase is complete or fails</text:p>
        </text:list-item>
      </text:list>
      <text:p text:style-name="P2"/>
      <text:p text:style-name="P2">Description:</text:p>
      <text:p text:style-name="P2">ProcessParentSubscription enables a user to purchase a subscription based in-app purchase on behalf of the child. Note that besides providing a basket that describes the item(s) that the user has subscribed to, an additional VpSubscription must be supplied that described additional information about the subscription. Also note tha the basket is provided within the VpSubscription structure. Use the Basket variable to access the basket.</text:p>
      <text:p text:style-name="P2"/>
      <text:p text:style-name="P2">Returns:</text:p>
      <text:p text:style-name="P33"><text:span text:style-name="T2"><text:tab/>struct</text:span> VpProcessSubscriptionResult</text:p>
      <text:p text:style-name="P33"><text:tab/>{</text:p>
      <text:p text:style-name="P9"><text:span text:style-name="T6"><text:tab/><text:tab/>VpString<text:tab/>Identifier;</text:span></text:p>
      <text:p text:style-name="P9"><text:span text:style-name="T6"><text:tab/><text:tab/>VpString<text:tab/>Name;</text:span></text:p>
      <text:p text:style-name="P9"><text:span text:style-name="T6"><text:tab/><text:tab/>VpString<text:tab/>Type;</text:span></text:p>
      <text:p text:style-name="P33"><text:tab/>};</text:p>
      <text:p text:style-name="P33"><text:span text:style-name="T6"/></text:p>
      <text:list xml:id="list41501550" text:style-name="L16">
        <text:list-item>
          <text:p text:style-name="P21">Identifier – Subscription identifier</text:p>
        </text:list-item>
        <text:list-item>
          <text:p text:style-name="P21">Name – Name of subscription</text:p>
        </text:list-item>
        <text:list-item>
          <text:p text:style-name="P21">Type – Subscription class type</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44" text:outline-level="3"><text:bookmark text:name="__RefHeading__1643_2064493795"/><text:soft-page-break/>5.3.3 MerchantCancelSubscription<text:bookmark-end text:name="__RefHeading__1643_2064493795"/></text:h>
      <text:p text:style-name="P2">Prototype:</text:p>
      <text:p text:style-name="P2"/>
      <text:p text:style-name="P9"><text:span text:style-name="T3">void</text:span><text:span text:style-name="T6"><text:tab/>MerchantCancelSubscription(</text:span><text:span text:style-name="T3">const</text:span><text:span text:style-name="T6"> </text:span><text:span text:style-name="T3">char</text:span><text:span text:style-name="T6">* subscription_id, VpMerchantCancelSubscriptionCallback callback);</text:span></text:p>
      <text:p text:style-name="P33"/>
      <text:p text:style-name="P2">Parameters</text:p>
      <text:list xml:id="list43353773" text:continue-list="list43348419" text:style-name="L13">
        <text:list-item>
          <text:p text:style-name="P19">subscription_id- A subscription identifier as returned by subscription transaction methods (ProcessSubscription and ProcessParentSubscription)</text:p>
        </text:list-item>
        <text:list-item>
          <text:p text:style-name="P19">callback<text:tab/>- A callback that is called when the purchase is complete or fails</text:p>
        </text:list-item>
      </text:list>
      <text:p text:style-name="P2"/>
      <text:p text:style-name="P2">Description:</text:p>
      <text:p text:style-name="P2">Cancels an existing subscription</text:p>
      <text:p text:style-name="P2"/>
      <text:p text:style-name="P2">Returns:</text:p>
      <text:p text:style-name="P33"><text:span text:style-name="T2"><text:tab/>struct</text:span> VpMerchantCancelSubscriptionResult</text:p>
      <text:p text:style-name="P33"><text:tab/>{</text:p>
      <text:p text:style-name="P9"><text:span text:style-name="T6"><text:tab/><text:tab/>VpString<text:tab/>Result;<text:tab/><text:tab/><text:tab/><text:tab/></text:span><text:span text:style-name="T9">// Cancel subscription result</text:span></text:p>
      <text:p text:style-name="P33"><text:tab/>};</text:p>
      <text:p text:style-name="P33"><text:span text:style-name="T6"/></text:p>
      <text:list xml:id="list41555431" text:style-name="L17">
        <text:list-item>
          <text:p text:style-name="P8">Result – The result of the subscription cancel</text:p>
        </text:list-item>
      </text:list>
      <text:p text:style-name="P2"/>
      <text:h text:style-name="P44" text:outline-level="3"><text:bookmark text:name="__RefHeading__1645_2064493795"/>5.3.4 User Subscription<text:bookmark-end text:name="__RefHeading__1645_2064493795"/></text:h>
      <text:p text:style-name="P2">To make a successful subscription purchase you will need to fill out a VpSubscription structure that describes the subscription and item(s) that are being subscribed to before passing it to the subscription purchase calls. The VpSubscription structure looks like this:</text:p>
      <text:p text:style-name="P2"/>
      <text:p text:style-name="P2"><text:span text:style-name="T3"><text:tab/>struct</text:span><text:span text:style-name="T6"> VpSubscription</text:span></text:p>
      <text:p text:style-name="P33"><text:tab/>{</text:p>
      <text:p text:style-name="P9"><text:span text:style-name="T6"><text:tab/><text:tab/>VpString<text:tab/>InitialCostCurrency;</text:span></text:p>
      <text:p text:style-name="P9"><text:span text:style-name="T6"><text:tab/><text:tab/></text:span><text:span text:style-name="T3">float</text:span><text:span text:style-name="T6"><text:tab/>InitialCostValue;<text:tab/></text:span></text:p>
      <text:p text:style-name="P9"><text:span text:style-name="T6"><text:tab/><text:tab/>VpString<text:tab/>Period;</text:span></text:p>
      <text:p text:style-name="P9"><text:span text:style-name="T6"><text:tab/><text:tab/></text:span><text:span text:style-name="T3">int</text:span><text:span text:style-name="T6"><text:tab/>ExpiryInstances;</text:span></text:p>
      <text:p text:style-name="P9"><text:span text:style-name="T6"><text:tab/><text:tab/>VpBasket<text:tab/>Basket;</text:span></text:p>
      <text:p text:style-name="P33"><text:tab/>};</text:p>
      <text:p text:style-name="P2"/>
      <text:list xml:id="list41632535" text:style-name="L19">
        <text:list-item>
          <text:p text:style-name="P22">InitialCostCurrency - Name of currency that will be used for initial cost</text:p>
        </text:list-item>
        <text:list-item>
          <text:p text:style-name="P22">InitialCostValue - The initial cost</text:p>
        </text:list-item>
        <text:list-item>
          <text:p text:style-name="P22">Period - How long the subscription lasts (e.g. Weekly, Monthly)</text:p>
        </text:list-item>
        <text:list-item>
          <text:p text:style-name="P22">ExpiryInstances – [Add more info]</text:p>
        </text:list-item>
        <text:list-item>
          <text:p text:style-name="P22">Basket - Details of the subscription item</text:p>
        </text:list-item>
      </text:list>
      <text:p text:style-name="P2"/>
      <text:p text:style-name="P2">Below is an example showing how to set up a monthly subscription for a magazine:</text:p>
      <text:p text:style-name="P2"/>
      <text:p text:style-name="P9"><text:span text:style-name="T3">void</text:span><text:span text:style-name="T6"> MySetupSubscription(VpSubscription* subscription)</text:span></text:p>
      <text:p text:style-name="P33">{</text:p>
      <text:p text:style-name="P9"><text:span text:style-name="T6"><text:tab/>subscription-&gt;InitialCostCurrency = </text:span><text:span text:style-name="T10">"USD"</text:span><text:span text:style-name="T6">;</text:span></text:p>
      <text:p text:style-name="P33"><text:tab/>subscription-&gt;InitialCostValue = 2.99f;</text:p>
      <text:p text:style-name="P9"><text:span text:style-name="T6"><text:tab/>subscription-&gt;Period = </text:span><text:span text:style-name="T10">"Monthly"</text:span><text:span text:style-name="T6">;</text:span></text:p>
      <text:p text:style-name="P33"><text:tab/>subscription-&gt;ExpiryInstances = 1;</text:p>
      <text:p text:style-name="P33"/>
      <text:p text:style-name="P9"><text:span text:style-name="T6"><text:tab/>subscription-&gt;Basket.Currency = </text:span><text:span text:style-name="T10">"USD"</text:span><text:span text:style-name="T6">;</text:span></text:p>
      <text:p text:style-name="P9"><text:span text:style-name="T6"><text:tab/>subscription-&gt;Basket.addItem(</text:span><text:span text:style-name="T3">new</text:span><text:span text:style-name="T6"> VpBasketItem(</text:span><text:span text:style-name="T10">"MyMagazine"</text:span><text:span text:style-name="T6">, </text:span><text:span text:style-name="T10">"My cool magazine"</text:span><text:span text:style-name="T6">, 2.99f, 1));</text:span></text:p>
      <text:p text:style-name="P29"><text:span text:style-name="T5"><text:tab/>subscription-&gt;</text:span>Basket<text:span text:style-name="T5">.CalculateTotalCost();</text:span></text:p>
      <text:p text:style-name="P33">}</text:p>
      <text:p text:style-name="P33"/>
      <text:h text:style-name="P45" text:outline-level="2"><text:bookmark text:name="__RefHeading__1725_2064493795"/><text:soft-page-break/>5.4 Information Query<text:bookmark-end text:name="__RefHeading__1725_2064493795"/></text:h>
      <text:h text:style-name="P44" text:outline-level="3"><text:bookmark text:name="__RefHeading__1727_2064493795"/>5.4.1 GetAllChildren<text:bookmark-end text:name="__RefHeading__1727_2064493795"/></text:h>
      <text:p text:style-name="P2">Prototype:</text:p>
      <text:p text:style-name="P2"/>
      <text:p text:style-name="P9"><text:span text:style-name="T3">void</text:span><text:span text:style-name="T6"><text:tab/>GetAllChildren(</text:span><text:span text:style-name="T3">const</text:span><text:span text:style-name="T6"> </text:span><text:span text:style-name="T3">char</text:span><text:span text:style-name="T6">* token, VpGetAllChildrenCallback callback);</text:span></text:p>
      <text:p text:style-name="P33"/>
      <text:p text:style-name="P2">Parameters</text:p>
      <text:list xml:id="list43326307" text:continue-list="list43353773" text:style-name="L13">
        <text:list-item>
          <text:p text:style-name="P19">token<text:tab/><text:tab/>- Users token (returned from AuthenticateUser)</text:p>
        </text:list-item>
        <text:list-item>
          <text:p text:style-name="P19">callback<text:tab/>- A callback that is called when the process is complete or fails</text:p>
        </text:list-item>
      </text:list>
      <text:p text:style-name="P2"/>
      <text:p text:style-name="P2">Description:</text:p>
      <text:p text:style-name="P2">GetAllChldren returns all child users that belong to the users account. This method should be used to obtain a child_id for methods where the parent has to perform actions on behalf of the child, such as purchasing an item or subscription when the child has no credit on their account</text:p>
      <text:p text:style-name="P2"/>
      <text:p text:style-name="P2">Returns:</text:p>
      <text:p text:style-name="P9"><text:span text:style-name="T3"><text:tab/>struct</text:span><text:span text:style-name="T6"> VpGetAllChildrenResult</text:span></text:p>
      <text:p text:style-name="P9"/>
      <text:p text:style-name="P2">VpGetAllChildrenResult contains a list of children that can be searched for specific child users by name using VpGetAllChildrenResult::findChild(const char* child_name). The structure also contains an iterator that enables you to manually iterate through the list of children, e.g.:</text:p>
      <text:p text:style-name="P2"/>
      <text:p text:style-name="P33"><text:span text:style-name="T2">int</text:span> MyGetAllChildrenCallback(VpGetAllChildrenResult* result)</text:p>
      <text:p text:style-name="P33">{</text:p>
      <text:p text:style-name="P9"><text:span text:style-name="T6"><text:tab/></text:span><text:span text:style-name="T9">// Display list of children</text:span></text:p>
      <text:p text:style-name="P9"><text:span text:style-name="T6"><text:tab/>printf(</text:span><text:span text:style-name="T10">"&gt;&gt;&gt;&gt; MyGetAllChildrenCallback:\n"</text:span><text:span text:style-name="T6">);</text:span></text:p>
      <text:p text:style-name="P9"><text:span text:style-name="T6"><text:tab/></text:span><text:span text:style-name="T3">for</text:span><text:span text:style-name="T6"> (VpGetAllChildrenResult::_Iterator it = result-&gt;begin(); it != result-&gt;end(); ++it)</text:span></text:p>
      <text:p text:style-name="P9"><text:span text:style-name="T6"><text:tab/><text:tab/>printf(</text:span><text:span text:style-name="T10">"---- Chlld: %s with ID = %s\n"</text:span><text:span text:style-name="T6">, (*it)-&gt;Name.c_str(), (*it)-&gt;Identifier.c_str());</text:span></text:p>
      <text:p text:style-name="P33"/>
      <text:p text:style-name="P9"><text:span text:style-name="T6"><text:tab/></text:span><text:span text:style-name="T9">// Find the Mat child and make a purchase for them</text:span></text:p>
      <text:p text:style-name="P9"><text:span text:style-name="T6"><text:tab/>VpChild* child = result-&gt;findChild(</text:span><text:span text:style-name="T10">"Mat"</text:span><text:span text:style-name="T6">);</text:span></text:p>
      <text:p text:style-name="P9"><text:span text:style-name="T6"><text:tab/></text:span><text:span text:style-name="T3">if</text:span><text:span text:style-name="T6"> (child != NULL)</text:span></text:p>
      <text:p text:style-name="P33"><text:tab/>{</text:p>
      <text:p text:style-name="P9"><text:span text:style-name="T6"><text:tab/>}</text:span></text:p>
      <text:p text:style-name="P33"/>
      <text:p text:style-name="P9"><text:span text:style-name="T6"><text:tab/></text:span><text:span text:style-name="T3">return</text:span><text:span text:style-name="T6"> 1;</text:span></text:p>
      <text:p text:style-name="P33">}</text:p>
      <text:p text:style-name="P33"/>
      <text:p text:style-name="P2"/>
      <text:p text:style-name="P2">MyGetAllChildrenCallback contains a list VpChild structures. The definition of this structure is shown below:</text:p>
      <text:p text:style-name="P2"/>
      <text:p text:style-name="P9"><text:span text:style-name="T3">struct</text:span><text:span text:style-name="T6"> VpChild</text:span></text:p>
      <text:p text:style-name="P33">{</text:p>
      <text:p text:style-name="P9"><text:span text:style-name="T6"><text:tab/>VpString<text:tab/>Identifier;<text:tab/></text:span><text:span text:style-name="T9">// Child identifier</text:span></text:p>
      <text:p text:style-name="P9"><text:span text:style-name="T6"><text:tab/>VpString<text:tab/>Name;<text:tab/><text:tab/></text:span><text:span text:style-name="T9">// Name of entity</text:span></text:p>
      <text:p text:style-name="P9"><text:span text:style-name="T6"><text:tab/>VpString<text:tab/>Type;<text:tab/><text:tab/></text:span><text:span text:style-name="T9">// Type</text:span></text:p>
      <text:p text:style-name="P33">};</text:p>
      <text:p text:style-name="P33"/>
      <text:p text:style-name="P2"/>
      <text:p text:style-name="P2"/>
      <text:p text:style-name="P2"/>
      <text:p text:style-name="P2"/>
      <text:p text:style-name="P2"/>
      <text:p text:style-name="P2"/>
      <text:h text:style-name="P44" text:outline-level="3"><text:bookmark text:name="__RefHeading__1729_2064493795"/><text:soft-page-break/>5.4.2 GetPaymentAccounts<text:bookmark-end text:name="__RefHeading__1729_2064493795"/></text:h>
      <text:p text:style-name="P2">Prototype:</text:p>
      <text:p text:style-name="P2"/>
      <text:p text:style-name="P9"><text:span text:style-name="T3">void<text:tab/></text:span><text:span text:style-name="T6">GetPaymentAccounts(</text:span><text:span text:style-name="T3">const</text:span><text:span text:style-name="T6"> </text:span><text:span text:style-name="T3">char</text:span><text:span text:style-name="T6">* token, VpGetPaymentAccountsCallback callback);</text:span></text:p>
      <text:p text:style-name="P33"/>
      <text:p text:style-name="P2">Parameters</text:p>
      <text:list xml:id="list43338924" text:continue-numbering="true" text:style-name="L13">
        <text:list-item>
          <text:p text:style-name="P19">token<text:tab/><text:tab/>- Users token (returned from AuthenticateUser)</text:p>
        </text:list-item>
        <text:list-item>
          <text:p text:style-name="P19">callback<text:tab/>- A callback that is called when the process is complete or fails</text:p>
        </text:list-item>
      </text:list>
      <text:p text:style-name="P2"/>
      <text:p text:style-name="P2">Description:</text:p>
      <text:p text:style-name="P2">GetPaymentAccounts returns all payment accounts that belong to the users account. This method should be used to obtain a payment_id for methods where the parent has to perform actions on behalf of the child, that requite payment such as purchasing an item or subscription when the child has no credit on their account</text:p>
      <text:p text:style-name="P2"/>
      <text:p text:style-name="P2">Returns:</text:p>
      <text:p text:style-name="P9"><text:span text:style-name="T3"><text:tab/>struct</text:span><text:span text:style-name="T6"> VpGetPaymentAccountsResult</text:span></text:p>
      <text:p text:style-name="P9"/>
      <text:p text:style-name="P2">VpGetPaymentAccountsResult contains a list of payment accounts that can be searched for specific methods of payment by name using VpGetPaymentAccountsResult::findAccount</text:p>
      <text:p text:style-name="P2">(const char* account_name). The structure also contains an iterator that enables you to manually iterate through the list of payment accounts, e.g.:</text:p>
      <text:p text:style-name="P2"/>
      <text:p text:style-name="P33"><text:span text:style-name="T2">int</text:span> MyGetPaymentAccountsCallback(VpGetPaymentAccountsResult* result)</text:p>
      <text:p text:style-name="P33">{</text:p>
      <text:p text:style-name="P9"><text:span text:style-name="T6"><text:tab/></text:span><text:span text:style-name="T9">// Display list of children</text:span></text:p>
      <text:p text:style-name="P9"><text:span text:style-name="T6"><text:tab/>printf(</text:span><text:span text:style-name="T10">"&gt;&gt;&gt;&gt; MyGetPaymentAccountsCallback:\n"</text:span><text:span text:style-name="T6">);</text:span></text:p>
      <text:p text:style-name="P9"><text:span text:style-name="T6"><text:tab/></text:span><text:span text:style-name="T3">for</text:span><text:span text:style-name="T6"> (VpGetPaymentAccountsResult::_Iterator it = result-&gt;begin(); it != result-&gt;end(); ++it)</text:span></text:p>
      <text:p text:style-name="P9"><text:span text:style-name="T6"><text:tab/><text:tab/>printf(</text:span><text:span text:style-name="T10">"---- Account: %s with ID = %s\n"</text:span><text:span text:style-name="T6">, (*it)-&gt;Name.c_str(), (*it)-&gt;Identifier.c_str());</text:span></text:p>
      <text:p text:style-name="P33"/>
      <text:p text:style-name="P9"><text:span text:style-name="T6"><text:tab/></text:span><text:span text:style-name="T9">// Get first available payment account</text:span></text:p>
      <text:p text:style-name="P33"><text:tab/>VpPaymentAccount* account = *(result-&gt;begin());</text:p>
      <text:p text:style-name="P9"><text:span text:style-name="T6"><text:tab/></text:span><text:span text:style-name="T3">if</text:span><text:span text:style-name="T6"> (account != NULL)</text:span></text:p>
      <text:p text:style-name="P33"><text:tab/>{</text:p>
      <text:p text:style-name="P9"><text:span text:style-name="T6"><text:tab/><text:tab/></text:span><text:span text:style-name="T9">// Make a purchase for the child</text:span></text:p>
      <text:p text:style-name="P33"><text:tab/><text:tab/>MySetupBasket(&amp;g_Basket);</text:p>
      <text:p text:style-name="P9"><text:span text:style-name="T6"><text:tab/><text:tab/>VIRTUAL_PIGGY-&gt;ProcessParentTransaction(g_Token.c_str(), </text:span><text:span text:style-name="T10">"Test"</text:span><text:span text:style-name="T6">, g_ChildID.c_str(), account-&gt;Identifier.c_str(), &amp;g_Basket, MyProcessParentTransactionCallback);</text:span></text:p>
      <text:p text:style-name="P33"><text:tab/>}</text:p>
      <text:p text:style-name="P33"/>
      <text:p text:style-name="P9"><text:span text:style-name="T6"><text:tab/></text:span><text:span text:style-name="T3">return</text:span><text:span text:style-name="T6"> 1;</text:span></text:p>
      <text:p text:style-name="P33">}</text:p>
      <text:p text:style-name="P33"/>
      <text:p text:style-name="P2"/>
      <text:p text:style-name="P2">MyGetPaymentAccountsCallback contains a list VpPaymentAccount structures. The definition of this structure is shown below:</text:p>
      <text:p text:style-name="P2"/>
      <text:p text:style-name="P9"><text:span text:style-name="T3">struct</text:span><text:span text:style-name="T6"> VpPaymentAccount</text:span></text:p>
      <text:p text:style-name="P33">{</text:p>
      <text:p text:style-name="P9"><text:span text:style-name="T6"><text:tab/>VpString<text:tab/>Identifier;<text:tab/></text:span><text:span text:style-name="T9">// Payment identifier</text:span></text:p>
      <text:p text:style-name="P9"><text:span text:style-name="T6"><text:tab/>VpString<text:tab/>Name;<text:tab/><text:tab/></text:span><text:span text:style-name="T9">// Name of entity</text:span></text:p>
      <text:p text:style-name="P9"><text:span text:style-name="T6"><text:tab/>VpString<text:tab/>Type;<text:tab/><text:tab/></text:span><text:span text:style-name="T9">// Type</text:span></text:p>
      <text:p text:style-name="P33">};</text:p>
      <text:p text:style-name="P33"/>
      <text:p text:style-name="P9"><text:span text:style-name="T6"/></text:p>
      <text:p text:style-name="P2"/>
      <text:p text:style-name="P2"/>
      <text:p text:style-name="P2"/>
      <text:p text:style-name="P2"/>
      <text:h text:style-name="P44" text:outline-level="3"><text:bookmark text:name="__RefHeading__1731_2064493795"/><text:soft-page-break/>5.4.3 GetChildAddress<text:bookmark-end text:name="__RefHeading__1731_2064493795"/></text:h>
      <text:p text:style-name="P2">Prototype:</text:p>
      <text:p text:style-name="P2"/>
      <text:p text:style-name="P9"><text:span text:style-name="T3">void</text:span><text:span text:style-name="T6"><text:tab/>GetChildAddress(</text:span><text:span text:style-name="T3">const</text:span><text:span text:style-name="T6"> </text:span><text:span text:style-name="T3">char</text:span><text:span text:style-name="T6">* token, VpGetChildAddressCallback callback);</text:span></text:p>
      <text:p text:style-name="P33"/>
      <text:p text:style-name="P2">Parameters</text:p>
      <text:list xml:id="list43347356" text:continue-numbering="true" text:style-name="L13">
        <text:list-item>
          <text:p text:style-name="P19">token<text:tab/><text:tab/>- Childs token (returned from AuthenticateChild)</text:p>
        </text:list-item>
        <text:list-item>
          <text:p text:style-name="P19">callback<text:tab/>- A callback that is called when the process is complete or fails</text:p>
        </text:list-item>
      </text:list>
      <text:p text:style-name="P2"/>
      <text:p text:style-name="P2">Description:</text:p>
      <text:p text:style-name="P2">GetChildAddress returns the address details of the child</text:p>
      <text:p text:style-name="P2"/>
      <text:p text:style-name="P2">Returns:</text:p>
      <text:p text:style-name="P9"><text:span text:style-name="T6"><text:tab/></text:span><text:span text:style-name="T3">struct</text:span><text:span text:style-name="T6"> VpGetChildAddressResult</text:span></text:p>
      <text:p text:style-name="P33"><text:tab/>{</text:p>
      <text:p text:style-name="P9"><text:span text:style-name="T6"><text:tab/><text:tab/>VpString<text:tab/>Address;</text:span></text:p>
      <text:p text:style-name="P9"><text:span text:style-name="T6"><text:tab/><text:tab/>VpString<text:tab/>AttentionOf;</text:span></text:p>
      <text:p text:style-name="P9"><text:span text:style-name="T6"><text:tab/><text:tab/>VpString<text:tab/>City;</text:span></text:p>
      <text:p text:style-name="P9"><text:span text:style-name="T6"><text:tab/><text:tab/>VpString<text:tab/>Country;</text:span></text:p>
      <text:p text:style-name="P9"><text:span text:style-name="T6"><text:tab/><text:tab/>VpString<text:tab/>ErrorMessage;</text:span></text:p>
      <text:p text:style-name="P9"><text:span text:style-name="T6"><text:tab/><text:tab/>VpString<text:tab/>Name;</text:span></text:p>
      <text:p text:style-name="P9"><text:span text:style-name="T6"><text:tab/><text:tab/>VpString<text:tab/>ParentEmail;</text:span></text:p>
      <text:p text:style-name="P9"><text:span text:style-name="T6"><text:tab/><text:tab/>VpString<text:tab/>ParentPhone;</text:span></text:p>
      <text:p text:style-name="P9"><text:span text:style-name="T6"><text:tab/><text:tab/>VpString<text:tab/>State;</text:span></text:p>
      <text:p text:style-name="P9"><text:span text:style-name="T6"><text:tab/><text:tab/>VpString<text:tab/>Status;</text:span></text:p>
      <text:p text:style-name="P9"><text:span text:style-name="T6"><text:tab/><text:tab/>VpString<text:tab/>Zip;</text:span></text:p>
      <text:p text:style-name="P33"><text:tab/>};</text:p>
      <text:p text:style-name="P33"/>
      <text:p text:style-name="P2"/>
      <text:list xml:id="list42365040" text:style-name="L21">
        <text:list-item>
          <text:p text:style-name="P23">Address – Main address line</text:p>
        </text:list-item>
        <text:list-item>
          <text:p text:style-name="P23">AttentionOf - Attention of Name</text:p>
        </text:list-item>
        <text:list-item>
          <text:p text:style-name="P23">City - City of residence</text:p>
        </text:list-item>
        <text:list-item>
          <text:p text:style-name="P23">Country - Country of residence</text:p>
        </text:list-item>
        <text:list-item>
          <text:p text:style-name="P23">ErrorMessage - Error message returned, empty if none</text:p>
        </text:list-item>
        <text:list-item>
          <text:p text:style-name="P23">Name – [Add more info]</text:p>
        </text:list-item>
        <text:list-item>
          <text:p text:style-name="P23">ParentEmail - Parents email address</text:p>
        </text:list-item>
        <text:list-item>
          <text:p text:style-name="P23">ParentPhone - Parents telephone number</text:p>
        </text:list-item>
        <text:list-item>
          <text:p text:style-name="P23">State - State of residence</text:p>
        </text:list-item>
        <text:list-item>
          <text:p text:style-name="P23">Status - Status</text:p>
        </text:list-item>
        <text:list-item>
          <text:p text:style-name="P23">Zip - Zip code</text:p>
        </text:list-item>
      </text:list>
      <text:p text:style-name="P2"/>
      <text:p text:style-name="P2"/>
      <text:p text:style-name="P2"/>
      <text:p text:style-name="P2"/>
      <text:p text:style-name="P2"/>
      <text:p text:style-name="P2"/>
      <text:p text:style-name="P2"/>
      <text:p text:style-name="P2"/>
      <text:p text:style-name="P2"/>
      <text:p text:style-name="P2"/>
      <text:h text:style-name="P44" text:outline-level="3"><text:bookmark text:name="__RefHeading__1733_2064493795"/><text:soft-page-break/>5.4.4 GetChildGenderAge<text:bookmark-end text:name="__RefHeading__1733_2064493795"/></text:h>
      <text:p text:style-name="P2">Prototype:</text:p>
      <text:p text:style-name="P2"/>
      <text:p text:style-name="P9"><text:span text:style-name="T3">void</text:span><text:span text:style-name="T6"><text:tab/>GetChildGenderAge(</text:span><text:span text:style-name="T3">const</text:span><text:span text:style-name="T6"> </text:span><text:span text:style-name="T3">char</text:span><text:span text:style-name="T6">* token, VpGetChildGenderAgeCallback callback);</text:span></text:p>
      <text:p text:style-name="P33"/>
      <text:p text:style-name="P2">Parameters</text:p>
      <text:list xml:id="list43328441" text:continue-list="list43347356" text:style-name="L13">
        <text:list-item>
          <text:p text:style-name="P19">token<text:tab/><text:tab/>- Childs token (returned from AuthenticateChild)</text:p>
        </text:list-item>
        <text:list-item>
          <text:p text:style-name="P19">callback<text:tab/>- A callback that is called when the process is complete or fails</text:p>
        </text:list-item>
      </text:list>
      <text:p text:style-name="P2"/>
      <text:p text:style-name="P2">Description:</text:p>
      <text:p text:style-name="P2">GetChildGenderAge returns the address details of the child</text:p>
      <text:p text:style-name="P2"/>
      <text:p text:style-name="P2">Returns:</text:p>
      <text:p text:style-name="P33"><text:tab/><text:span text:style-name="T2">struct</text:span> VpGetChildGenderAgeResult</text:p>
      <text:p text:style-name="P33"><text:tab/>{</text:p>
      <text:p text:style-name="P9"><text:span text:style-name="T6"><text:tab/><text:tab/></text:span><text:span text:style-name="T3">int</text:span><text:span text:style-name="T6"><text:tab/>Age;</text:span></text:p>
      <text:p text:style-name="P9"><text:span text:style-name="T6"><text:tab/><text:tab/>VpString<text:tab/>ErrorMessage;</text:span></text:p>
      <text:p text:style-name="P9"><text:span text:style-name="T6"><text:tab/><text:tab/>VpString<text:tab/>Gender;</text:span></text:p>
      <text:p text:style-name="P9"><text:span text:style-name="T6"><text:tab/><text:tab/></text:span><text:span text:style-name="T3">bool</text:span><text:span text:style-name="T6"><text:tab/>Status;</text:span></text:p>
      <text:p text:style-name="P33"><text:tab/>};</text:p>
      <text:p text:style-name="P33"><text:span text:style-name="T6"/></text:p>
      <text:list xml:id="list42400233" text:style-name="L23">
        <text:list-item>
          <text:p text:style-name="P24">Age - Childs age</text:p>
        </text:list-item>
        <text:list-item>
          <text:p text:style-name="P24">ErrorMessage - Error message returned, empty if none</text:p>
        </text:list-item>
        <text:list-item>
          <text:p text:style-name="P24">Gender - Gender of child</text:p>
        </text:list-item>
        <text:list-item>
          <text:p text:style-name="P24">Status - true if success, false if not</text:p>
        </text:list-item>
      </text:list>
      <text:p text:style-name="P2"/>
      <text:h text:style-name="P44" text:outline-level="3"><text:bookmark text:name="__RefHeading__1735_2064493795"/>5.4.5 GetLoyaltyBalance<text:bookmark-end text:name="__RefHeading__1735_2064493795"/></text:h>
      <text:p text:style-name="P2">Prototype:</text:p>
      <text:p text:style-name="P2"/>
      <text:p text:style-name="P9"><text:span text:style-name="T3">void</text:span><text:span text:style-name="T6"><text:tab/>GetLoyaltyBalance(</text:span><text:span text:style-name="T3">const</text:span><text:span text:style-name="T6"> </text:span><text:span text:style-name="T3">char</text:span><text:span text:style-name="T6">* token, VpGetLoyaltyBalanceCallback callback);</text:span></text:p>
      <text:p text:style-name="P33"/>
      <text:p text:style-name="P2">Parameters</text:p>
      <text:list xml:id="list43340079" text:continue-list="list43328441" text:style-name="L13">
        <text:list-item>
          <text:p text:style-name="P19">token<text:tab/><text:tab/>- Childs token (returned from AuthenticateChild)</text:p>
        </text:list-item>
        <text:list-item>
          <text:p text:style-name="P19">callback<text:tab/>- A callback that is called when the process is complete or fails</text:p>
        </text:list-item>
      </text:list>
      <text:p text:style-name="P2"/>
      <text:p text:style-name="P2">Description:</text:p>
      <text:p text:style-name="P2">GetLoyaltyBalance returns the childs loyalty balance</text:p>
      <text:p text:style-name="P2"/>
      <text:p text:style-name="P2">Returns:</text:p>
      <text:p text:style-name="P33"><text:span text:style-name="T2"><text:tab/>struct</text:span> VpGetLoyaltyBalanceResult</text:p>
      <text:p text:style-name="P33"><text:tab/>{</text:p>
      <text:p text:style-name="P9"><text:span text:style-name="T6"><text:tab/><text:tab/></text:span><text:span text:style-name="T3">int<text:tab/></text:span><text:span text:style-name="T6">Balance;</text:span></text:p>
      <text:p text:style-name="P33"><text:tab/>};</text:p>
      <text:p text:style-name="P33"/>
      <text:list xml:id="list42416923" text:style-name="L24">
        <text:list-item>
          <text:p text:style-name="P10">Balance – The childs loyalty balance</text:p>
        </text:list-item>
      </text:list>
      <text:p text:style-name="P2"/>
      <text:p text:style-name="P2"/>
      <text:p text:style-name="P2"/>
      <text:p text:style-name="P2"/>
      <text:p text:style-name="P2"/>
      <text:p text:style-name="P2"/>
      <text:p text:style-name="P2"/>
      <text:h text:style-name="P44" text:outline-level="3"><text:bookmark text:name="__RefHeading__1737_2064493795"/><text:soft-page-break/>5.4.6 GetParentAddress<text:bookmark-end text:name="__RefHeading__1737_2064493795"/></text:h>
      <text:p text:style-name="P2">Prototype:</text:p>
      <text:p text:style-name="P2"/>
      <text:p text:style-name="P9"><text:span text:style-name="T3">void</text:span><text:span text:style-name="T6"><text:tab/>GetParentAddress(</text:span><text:span text:style-name="T3">const</text:span><text:span text:style-name="T6"> </text:span><text:span text:style-name="T3">char</text:span><text:span text:style-name="T6">* token, VpGetParentAddressCallback callback);</text:span></text:p>
      <text:p text:style-name="P33"/>
      <text:p text:style-name="P2">Parameters</text:p>
      <text:list xml:id="list43338291" text:continue-list="list43340079" text:style-name="L13">
        <text:list-item>
          <text:p text:style-name="P19">token<text:tab/><text:tab/>- Parents token (returned from AuthenticateUser)</text:p>
        </text:list-item>
        <text:list-item>
          <text:p text:style-name="P19">callback<text:tab/>- A callback that is called when the process is complete or fails</text:p>
        </text:list-item>
      </text:list>
      <text:p text:style-name="P2"/>
      <text:p text:style-name="P2">Description:</text:p>
      <text:p text:style-name="P2">GetParentAddress returns the address details of the parent</text:p>
      <text:p text:style-name="P2"/>
      <text:p text:style-name="P2">Returns:</text:p>
      <text:p text:style-name="P9"><text:span text:style-name="T6"><text:tab/></text:span><text:span text:style-name="T3">struct</text:span><text:span text:style-name="T6"> VpGetParentAddressResult</text:span></text:p>
      <text:p text:style-name="P9"><text:span text:style-name="T6"><text:tab/>{</text:span></text:p>
      <text:p text:style-name="P9"><text:span text:style-name="T6"><text:tab/><text:tab/>VpString<text:tab/>Address;</text:span></text:p>
      <text:p text:style-name="P9"><text:span text:style-name="T6"><text:tab/><text:tab/>VpString<text:tab/>AttentionOf;</text:span></text:p>
      <text:p text:style-name="P9"><text:span text:style-name="T6"><text:tab/><text:tab/>VpString<text:tab/>City;</text:span></text:p>
      <text:p text:style-name="P9"><text:span text:style-name="T6"><text:tab/><text:tab/>VpString<text:tab/>Country;</text:span></text:p>
      <text:p text:style-name="P9"><text:span text:style-name="T6"><text:tab/><text:tab/>VpString<text:tab/>ErrorMessage;</text:span></text:p>
      <text:p text:style-name="P9"><text:span text:style-name="T6"><text:tab/><text:tab/>VpString<text:tab/>Name;</text:span></text:p>
      <text:p text:style-name="P9"><text:span text:style-name="T6"><text:tab/><text:tab/>VpString<text:tab/>ParentEmail;</text:span></text:p>
      <text:p text:style-name="P9"><text:span text:style-name="T6"><text:tab/><text:tab/>VpString<text:tab/>ParentPhone;</text:span></text:p>
      <text:p text:style-name="P9"><text:span text:style-name="T6"><text:tab/><text:tab/>VpString<text:tab/>State;</text:span></text:p>
      <text:p text:style-name="P9"><text:span text:style-name="T6"><text:tab/><text:tab/>VpString<text:tab/>Status;</text:span></text:p>
      <text:p text:style-name="P9"><text:span text:style-name="T6"><text:tab/><text:tab/>VpString<text:tab/>Zip;</text:span></text:p>
      <text:p text:style-name="P33"><text:tab/>};</text:p>
      <text:p text:style-name="P33"/>
      <text:list xml:id="list42422763" text:style-name="L25">
        <text:list-item>
          <text:p text:style-name="P25">Address – Main address line</text:p>
        </text:list-item>
        <text:list-item>
          <text:p text:style-name="P25">AttentionOf - Attention of Name</text:p>
        </text:list-item>
        <text:list-item>
          <text:p text:style-name="P25">City - City of residence</text:p>
        </text:list-item>
        <text:list-item>
          <text:p text:style-name="P25">Country - Country of residence</text:p>
        </text:list-item>
        <text:list-item>
          <text:p text:style-name="P25">ErrorMessage - Error message returned, empty if none</text:p>
        </text:list-item>
        <text:list-item>
          <text:p text:style-name="P25">Name – [Add more info]</text:p>
        </text:list-item>
        <text:list-item>
          <text:p text:style-name="P25">ParentEmail - Parents email address</text:p>
        </text:list-item>
        <text:list-item>
          <text:p text:style-name="P25">ParentPhone - Parents telephone number</text:p>
        </text:list-item>
        <text:list-item>
          <text:p text:style-name="P25">State - State of residence</text:p>
        </text:list-item>
        <text:list-item>
          <text:p text:style-name="P25">Status - Status</text:p>
        </text:list-item>
        <text:list-item>
          <text:p text:style-name="P25">Zip - Zip code</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44" text:outline-level="3"><text:bookmark text:name="__RefHeading__1739_2064493795"/><text:soft-page-break/>5.4.7 GetParentChildAddress<text:bookmark-end text:name="__RefHeading__1739_2064493795"/></text:h>
      <text:p text:style-name="P2">Prototype:</text:p>
      <text:p text:style-name="P2"/>
      <text:p text:style-name="P9"><text:span text:style-name="T3">void</text:span><text:span text:style-name="T6"><text:tab/>GetParentChildAddress(</text:span><text:span text:style-name="T3">const</text:span><text:span text:style-name="T6"> </text:span><text:span text:style-name="T3">char</text:span><text:span text:style-name="T6">* token, </text:span><text:span text:style-name="T3">const</text:span><text:span text:style-name="T6"> </text:span><text:span text:style-name="T3">char</text:span><text:span text:style-name="T6">* child_id, VpGetParentChildAddressCallback callback);</text:span></text:p>
      <text:p text:style-name="P33"/>
      <text:p text:style-name="P2">Parameters</text:p>
      <text:list xml:id="list43337970" text:continue-list="list43338291" text:style-name="L13">
        <text:list-item>
          <text:p text:style-name="P19">token<text:tab/><text:tab/>- Parents token (returned from AuthenticateUser)</text:p>
        </text:list-item>
        <text:list-item>
          <text:p text:style-name="P19">child_id<text:tab/>- ID of child that address query si for</text:p>
        </text:list-item>
        <text:list-item>
          <text:p text:style-name="P19">callback<text:tab/>- A callback that is called when the process is complete or fails</text:p>
        </text:list-item>
      </text:list>
      <text:p text:style-name="P2"/>
      <text:p text:style-name="P2">Description:</text:p>
      <text:p text:style-name="P2">GetParentChildAddress returns the address details of the specified child</text:p>
      <text:p text:style-name="P2"/>
      <text:p text:style-name="P2">Returns:</text:p>
      <text:p text:style-name="P9"><text:span text:style-name="T6"><text:tab/></text:span><text:span text:style-name="T3">struct</text:span><text:span text:style-name="T6"> VpGetParentChildAddressResult</text:span></text:p>
      <text:p text:style-name="P9"><text:span text:style-name="T6"><text:tab/>{</text:span></text:p>
      <text:p text:style-name="P9"><text:span text:style-name="T6"><text:tab/><text:tab/>VpString<text:tab/>Address;</text:span></text:p>
      <text:p text:style-name="P9"><text:span text:style-name="T6"><text:tab/><text:tab/>VpString<text:tab/>AttentionOf;</text:span></text:p>
      <text:p text:style-name="P9"><text:span text:style-name="T6"><text:tab/><text:tab/>VpString<text:tab/>City;</text:span></text:p>
      <text:p text:style-name="P9"><text:span text:style-name="T6"><text:tab/><text:tab/>VpString<text:tab/>Country;</text:span></text:p>
      <text:p text:style-name="P9"><text:span text:style-name="T6"><text:tab/><text:tab/>VpString<text:tab/>ErrorMessage;</text:span></text:p>
      <text:p text:style-name="P9"><text:span text:style-name="T6"><text:tab/><text:tab/>VpString<text:tab/>Name;</text:span></text:p>
      <text:p text:style-name="P9"><text:span text:style-name="T6"><text:tab/><text:tab/>VpString<text:tab/>ParentEmail;</text:span></text:p>
      <text:p text:style-name="P9"><text:span text:style-name="T6"><text:tab/><text:tab/>VpString<text:tab/>ParentPhone;</text:span></text:p>
      <text:p text:style-name="P9"><text:span text:style-name="T6"><text:tab/><text:tab/>VpString<text:tab/>State;</text:span></text:p>
      <text:p text:style-name="P9"><text:span text:style-name="T6"><text:tab/><text:tab/>VpString<text:tab/>Status;</text:span></text:p>
      <text:p text:style-name="P9"><text:span text:style-name="T6"><text:tab/><text:tab/>VpString<text:tab/>Zip;</text:span></text:p>
      <text:p text:style-name="P33"><text:tab/>};</text:p>
      <text:p text:style-name="P33"/>
      <text:list xml:id="list42461367" text:style-name="L26">
        <text:list-item>
          <text:p text:style-name="P26">Address – Main address line</text:p>
        </text:list-item>
        <text:list-item>
          <text:p text:style-name="P26">AttentionOf - Attention of Name</text:p>
        </text:list-item>
        <text:list-item>
          <text:p text:style-name="P26">City - City of residence</text:p>
        </text:list-item>
        <text:list-item>
          <text:p text:style-name="P26">Country - Country of residence</text:p>
        </text:list-item>
        <text:list-item>
          <text:p text:style-name="P26">ErrorMessage - Error message returned, empty if none</text:p>
        </text:list-item>
        <text:list-item>
          <text:p text:style-name="P26">Name – [Add more info]</text:p>
        </text:list-item>
        <text:list-item>
          <text:p text:style-name="P26">ParentEmail - Parents email address</text:p>
        </text:list-item>
        <text:list-item>
          <text:p text:style-name="P26">ParentPhone - Parents telephone number</text:p>
        </text:list-item>
        <text:list-item>
          <text:p text:style-name="P26">State - State of residence</text:p>
        </text:list-item>
        <text:list-item>
          <text:p text:style-name="P26">Status - Status</text:p>
        </text:list-item>
        <text:list-item>
          <text:p text:style-name="P26">Zip - Zip code</text:p>
        </text:list-item>
      </text:list>
      <text:p text:style-name="P2"/>
      <text:p text:style-name="P2"/>
      <text:p text:style-name="P2"/>
      <text:p text:style-name="P2"/>
      <text:p text:style-name="P2"/>
      <text:p text:style-name="P2"/>
      <text:p text:style-name="P2"/>
      <text:p text:style-name="P2"/>
      <text:p text:style-name="P2"/>
      <text:p text:style-name="P2"/>
      <text:h text:style-name="P45" text:outline-level="2"><text:bookmark text:name="__RefHeading__1760_2064493795"/><text:soft-page-break/>5.5 Housekeeping<text:bookmark-end text:name="__RefHeading__1760_2064493795"/></text:h>
      <text:h text:style-name="P44" text:outline-level="3"><text:bookmark text:name="__RefHeading__1762_2064493795"/>5.5.1 Create<text:bookmark-end text:name="__RefHeading__1762_2064493795"/></text:h>
      <text:p text:style-name="P2">Prototype:</text:p>
      <text:p text:style-name="P2"/>
      <text:p text:style-name="P9"><text:span text:style-name="T3">static</text:span><text:span text:style-name="T6"> </text:span><text:span text:style-name="T3">void</text:span><text:span text:style-name="T6"> Create();</text:span></text:p>
      <text:p text:style-name="P33"/>
      <text:p text:style-name="P2">Description:</text:p>
      <text:p text:style-name="P2">Creates an instance of the VirtualPiggy singleton class. Note that the Virtual Piggy API uses a singleton pattern to ensure that only one instance of the API is running and to give global access to Virtual Piggy. </text:p>
      <text:h text:style-name="P44" text:outline-level="3"><text:bookmark text:name="__RefHeading__1764_2064493795"/>5.5.2 Destroy<text:bookmark-end text:name="__RefHeading__1764_2064493795"/></text:h>
      <text:p text:style-name="P2">Prototype:</text:p>
      <text:p text:style-name="P2"/>
      <text:p text:style-name="P9"><text:span text:style-name="T3">static</text:span><text:span text:style-name="T6"> </text:span><text:span text:style-name="T3">void</text:span><text:span text:style-name="T6"> Destroy();</text:span></text:p>
      <text:p text:style-name="P33"/>
      <text:p text:style-name="P2">Description:</text:p>
      <text:p text:style-name="P2">Destroys the Virtual Piggy instance. Virtual Piggy should not be used again until the singleton instance has been recreated.</text:p>
      <text:h text:style-name="P44" text:outline-level="3"><text:bookmark text:name="__RefHeading__1766_2064493795"/>5.5.3 Init<text:bookmark-end text:name="__RefHeading__1766_2064493795"/></text:h>
      <text:p text:style-name="P2">Prototype:</text:p>
      <text:p text:style-name="P2"/>
      <text:p text:style-name="P9"><text:span text:style-name="T3">bool</text:span><text:span text:style-name="T6"><text:tab/>Init(</text:span><text:span text:style-name="T3">const</text:span><text:span text:style-name="T6"> </text:span><text:span text:style-name="T3">char</text:span><text:span text:style-name="T6">* api_key);</text:span></text:p>
      <text:p text:style-name="P33"/>
      <text:p text:style-name="P2">Description:</text:p>
      <text:p text:style-name="P2">Initialises Virtual Piggy for use by a specific merchant. This is usually used in conjunction with setMerchantID() to set the ID of the merchant. Note that the api_key is <text:s/>obtained from Virtual Piggy when creating an account</text:p>
      <text:h text:style-name="P44" text:outline-level="3"><text:bookmark text:name="__RefHeading__1768_2064493795"/>5.5.4 Release<text:bookmark-end text:name="__RefHeading__1768_2064493795"/></text:h>
      <text:p text:style-name="P2">Prototype:</text:p>
      <text:p text:style-name="P2"/>
      <text:p text:style-name="P9"><text:span text:style-name="T3">void</text:span><text:span text:style-name="T6"><text:tab/>Release();</text:span></text:p>
      <text:p text:style-name="P33"/>
      <text:p text:style-name="P2">Description:</text:p>
      <text:p text:style-name="P2">Release Virtual Piggy's internals, do not use once released. To make usable again, call Init()</text:p>
      <text:h text:style-name="P44" text:outline-level="3"><text:bookmark text:name="__RefHeading__1770_2064493795"/>5.5.5 Update<text:bookmark-end text:name="__RefHeading__1770_2064493795"/></text:h>
      <text:p text:style-name="P2">Prototype:</text:p>
      <text:p text:style-name="P2"/>
      <text:p text:style-name="P9"><text:span text:style-name="T3">void</text:span><text:span text:style-name="T6"><text:tab/>Update();</text:span></text:p>
      <text:p text:style-name="P33"/>
      <text:p text:style-name="P2">Description:</text:p>
      <text:p text:style-name="P2">Updates Virtual Piggy internals. This method needs to be called every game or app frame update.</text:p>
      <text:p text:style-name="P2"/>
      <text:h text:style-name="P44" text:outline-level="3"><text:bookmark text:name="__RefHeading__1772_2064493795"/><text:soft-page-break/>5.5.6 setMerchantID<text:bookmark-end text:name="__RefHeading__1772_2064493795"/></text:h>
      <text:p text:style-name="P2">Prototype:</text:p>
      <text:p text:style-name="P2"/>
      <text:p text:style-name="P2"><text:span text:style-name="T3">void</text:span><text:span text:style-name="T6"><text:tab/>setMerchantID(</text:span><text:span text:style-name="T3">const</text:span><text:span text:style-name="T6"> </text:span><text:span text:style-name="T3">char</text:span><text:span text:style-name="T6">* merchant_id)</text:span></text:p>
      <text:p text:style-name="P33"/>
      <text:p text:style-name="P2">Description:</text:p>
      <text:p text:style-name="P2">Sets the Merchant ID to use (obtained from Virtual Piggy by creating an account)</text:p>
      <text:p text:style-name="P2"/>
      <text:h text:style-name="P45" text:outline-level="2"><text:bookmark text:name="__RefHeading__1774_2064493795"/>5.6 Other Methods<text:bookmark-end text:name="__RefHeading__1774_2064493795"/></text:h>
      <text:h text:style-name="P44" text:outline-level="3"><text:bookmark text:name="__RefHeading__1741_2064493795"/>5.6.1 PingHeaders<text:bookmark-end text:name="__RefHeading__1741_2064493795"/></text:h>
      <text:p text:style-name="P2">Prototype:</text:p>
      <text:p text:style-name="P2"/>
      <text:p text:style-name="P9"><text:span text:style-name="T3">void<text:tab/></text:span><text:span text:style-name="T6">PingHeaders(VpPingHeadersCallback callback);</text:span></text:p>
      <text:p text:style-name="P33"/>
      <text:p text:style-name="P2">Parameters</text:p>
      <text:list xml:id="list43353494" text:continue-list="list43337970" text:style-name="L13">
        <text:list-item>
          <text:p text:style-name="P19">callback<text:tab/>- A callback that is called when the process is complete or fails</text:p>
        </text:list-item>
      </text:list>
      <text:p text:style-name="P2"/>
      <text:p text:style-name="P2">Description:</text:p>
      <text:p text:style-name="P2">PingHeaders is a test function that can be used to test for a connection with the Virtual Piggy web server</text:p>
      <text:p text:style-name="P2"/>
      <text:p text:style-name="P2">Returns:</text:p>
      <text:p text:style-name="P33"><text:span text:style-name="T2"><text:tab/>struct</text:span> VpPingHeadersResult</text:p>
      <text:p text:style-name="P33"><text:tab/>{</text:p>
      <text:p text:style-name="P9"><text:span text:style-name="T6"><text:tab/><text:tab/></text:span><text:span text:style-name="T3">bool</text:span><text:span text:style-name="T6"><text:tab/>Success;</text:span></text:p>
      <text:p text:style-name="P33"><text:tab/>};</text:p>
      <text:p text:style-name="P33"/>
      <text:p text:style-name="P33"/>
      <text:list xml:id="list42481202" text:style-name="L27">
        <text:list-item>
          <text:p text:style-name="P11">Success – true if successful, false if not</text:p>
        </text:list-item>
      </text:list>
      <text:p text:style-name="P2"/>
      <text:h text:style-name="P44" text:outline-level="3"><text:bookmark text:name="__RefHeading__1785_2064493795"/>5.6.2 getLastResponse<text:bookmark-end text:name="__RefHeading__1785_2064493795"/></text:h>
      <text:p text:style-name="P2">Prototype:</text:p>
      <text:p text:style-name="P2"/>
      <text:p text:style-name="P9"><text:span text:style-name="T6"><text:tab/></text:span><text:span text:style-name="T3">const</text:span><text:span text:style-name="T6"> VpString&amp;<text:tab/><text:tab/>getLastResponse() </text:span><text:span text:style-name="T3">const</text:span></text:p>
      <text:p text:style-name="P33"/>
      <text:p text:style-name="P2">Description:</text:p>
      <text:p text:style-name="P2">getLastResponse returns the last SOAP request response. Examining this information can be useful if you encounter unexpected errors or data.</text:p>
      <text:p text:style-name="P2"/>
      <text:p text:style-name="P2">Returns:</text:p>
      <text:list xml:id="list42638811" text:style-name="L28">
        <text:list-item>
          <text:p text:style-name="P12">Last SOAP response</text:p>
        </text:list-item>
      </text:list>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Helvetica" svg:font-family="Helvetica, Arial, sans-serif"/>
    <style:font-face style:name="OpenSymbol" svg:font-family="OpenSymbol"/>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fo:background-color="transparent" style:shadow="none">
        <style:tab-stops>
          <style:tab-stop style:position="16.999cm" style:type="right"/>
        </style:tab-stops>
        <style:background-image/>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Page_20_Number">
      <style:text-properties fo:color="#00008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Standard">Virtual Piggy for the Marmalade SDK, Copyright @2012 Virtual Piggy </text:p>
      </style:header>
      <style:footer>
        <text:p text:style-name="MP1">Page <text:page-number text:select-page="current">22</text:page-number> of <text:page-count>2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5H47M</meta:editing-duration>
    <meta:editing-cycles>52</meta:editing-cycles>
    <meta:generator>OpenOffice.org/3.3$Win32 OpenOffice.org_project/330m20$Build-9567</meta:generator>
    <dc:date>2012-10-24T23:20:44.59</dc:date>
    <meta:document-statistic meta:table-count="0" meta:image-count="0" meta:object-count="0" meta:page-count="23" meta:paragraph-count="623" meta:word-count="4125" meta:character-count="29874"/>
    <meta:user-defined meta:name="Info 1"/>
    <meta:user-defined meta:name="Info 2"/>
    <meta:user-defined meta:name="Info 3"/>
    <meta:user-defined meta:name="Info 4"/>
  </office:meta>
</office:document-meta>
</file>